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333in" style:rel-column-width="8832*"/>
    </style:style>
    <style:style style:name="Chronology.B" style:family="table-column">
      <style:table-column-properties style:column-width="5.9917in" style:rel-column-width="56703*"/>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table-cell-properties fo:padding="0.0382in" fo:border-left="none" fo:border-right="none" fo:border-top="none" fo:border-bottom="0.05pt solid #000000"/>
    </style:style>
    <style:style style:name="Chronology.B2" style:family="table-cell">
      <style:table-cell-properties fo:padding="0.0382in" fo:border-left="none" fo:border-right="none" fo:border-top="none" fo:border-bottom="0.05pt solid #000000"/>
    </style:style>
    <style:style style:name="Chronology.A3" style:family="table-cell">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A4" style:family="table-cell">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A5" style:family="table-cell">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A6" style:family="table-cell">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A7" style:family="table-cell">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A8" style:family="table-cell">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A9" style:family="table-cell">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A10" style:family="table-cell">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A11" style:family="table-cell">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A12" style:family="table-cell">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A13" style:family="table-cell">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A14" style:family="table-cell">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A15" style:family="table-cell">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A16" style:family="table-cell">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A17" style:family="table-cell">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A18" style:family="table-cell">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A19" style:family="table-cell">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A20" style:family="table-cell">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A21" style:family="table-cell">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A22" style:family="table-cell">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A23" style:family="table-cell">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A24" style:family="table-cell">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A25" style:family="table-cell">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A26" style:family="table-cell">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A27" style:family="table-cell">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A28" style:family="table-cell">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A29" style:family="table-cell">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A30" style:family="table-cell">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A31" style:family="table-cell">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A32" style:family="table-cell">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A33" style:family="table-cell">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A34" style:family="table-cell">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A35" style:family="table-cell">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A36" style:family="table-cell">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A38" style:family="table-cell">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A39" style:family="table-cell">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A40" style:family="table-cell">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A41" style:family="table-cell">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A42" style:family="table-cell">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style:text-underline-style="solid" style:text-underline-width="auto" style:text-underline-color="font-color" officeooo:rsid="011cb6df" officeooo:paragraph-rsid="011cb6df"/>
    </style:style>
    <style:style style:name="P9" style:family="paragraph" style:parent-style-name="Text_20_body">
      <style:text-properties style:text-underline-style="solid" style:text-underline-width="auto" style:text-underline-color="font-color" officeooo:rsid="005eea5d" officeooo:paragraph-rsid="026c4951"/>
    </style:style>
    <style:style style:name="P10" style:family="paragraph" style:parent-style-name="Text_20_body">
      <style:text-properties officeooo:rsid="005b179f" officeooo:paragraph-rsid="026c4951"/>
    </style:style>
    <style:style style:name="P11" style:family="paragraph" style:parent-style-name="Text_20_body">
      <style:text-properties officeooo:rsid="027f6e37" officeooo:paragraph-rsid="027f6e37"/>
    </style:style>
    <style:style style:name="P12" style:family="paragraph" style:parent-style-name="Text_20_body">
      <style:text-properties officeooo:rsid="029c0e05" officeooo:paragraph-rsid="029c0e05"/>
    </style:style>
    <style:style style:name="P13" style:family="paragraph" style:parent-style-name="Text_20_body">
      <style:paragraph-properties fo:margin-top="0in" fo:margin-bottom="0in" loext:contextual-spacing="false"/>
      <style:text-properties officeooo:rsid="00b8ddd1" officeooo:paragraph-rsid="00b8ddd1"/>
    </style:style>
    <style:style style:name="P14" style:family="paragraph" style:parent-style-name="Text_20_body">
      <style:paragraph-properties fo:margin-top="0in" fo:margin-bottom="0in" loext:contextual-spacing="false"/>
      <style:text-properties officeooo:rsid="01be9494" officeooo:paragraph-rsid="01c04b81"/>
    </style:style>
    <style:style style:name="P15" style:family="paragraph" style:parent-style-name="Text_20_body">
      <style:paragraph-properties fo:margin-top="0in" fo:margin-bottom="0in" loext:contextual-spacing="false"/>
      <style:text-properties officeooo:rsid="0204d5e5" officeooo:paragraph-rsid="020b9a91"/>
    </style:style>
    <style:style style:name="P16" style:family="paragraph" style:parent-style-name="Text_20_body">
      <style:paragraph-properties fo:margin-top="0in" fo:margin-bottom="0in" loext:contextual-spacing="false" style:shadow="none"/>
      <style:text-properties officeooo:rsid="0264f0df" officeooo:paragraph-rsid="0264f0df"/>
    </style:style>
    <style:style style:name="P17" style:family="paragraph" style:parent-style-name="Table_20_Contents">
      <style:text-properties officeooo:rsid="0078363b" officeooo:paragraph-rsid="0078363b"/>
    </style:style>
    <style:style style:name="P18" style:family="paragraph" style:parent-style-name="Table_20_Contents">
      <style:text-properties officeooo:rsid="0079d7f3" officeooo:paragraph-rsid="0079d7f3"/>
    </style:style>
    <style:style style:name="P19" style:family="paragraph" style:parent-style-name="Table_20_Contents">
      <style:text-properties officeooo:rsid="00cd7200" officeooo:paragraph-rsid="00cd7200"/>
    </style:style>
    <style:style style:name="P20" style:family="paragraph" style:parent-style-name="Table_20_Contents">
      <style:text-properties officeooo:rsid="00d007ea" officeooo:paragraph-rsid="00d007ea"/>
    </style:style>
    <style:style style:name="P21" style:family="paragraph" style:parent-style-name="Table_20_Contents">
      <style:text-properties officeooo:rsid="00da87ab" officeooo:paragraph-rsid="00da87ab"/>
    </style:style>
    <style:style style:name="P22" style:family="paragraph" style:parent-style-name="Table_20_Contents">
      <style:text-properties officeooo:rsid="00de470f" officeooo:paragraph-rsid="00de470f"/>
    </style:style>
    <style:style style:name="P23" style:family="paragraph" style:parent-style-name="Table_20_Contents">
      <style:text-properties officeooo:rsid="01015011" officeooo:paragraph-rsid="01015011"/>
    </style:style>
    <style:style style:name="P24" style:family="paragraph" style:parent-style-name="Table_20_Contents">
      <style:text-properties officeooo:rsid="0102f44d" officeooo:paragraph-rsid="0102f44d"/>
    </style:style>
    <style:style style:name="P25" style:family="paragraph" style:parent-style-name="Table_20_Contents">
      <style:text-properties officeooo:rsid="011ab55a" officeooo:paragraph-rsid="011ab55a"/>
    </style:style>
    <style:style style:name="P26" style:family="paragraph" style:parent-style-name="Table_20_Contents">
      <style:text-properties officeooo:rsid="0120cb4b" officeooo:paragraph-rsid="0120cb4b"/>
    </style:style>
    <style:style style:name="P27" style:family="paragraph" style:parent-style-name="Table_20_Contents">
      <style:text-properties officeooo:rsid="0183ec5e" officeooo:paragraph-rsid="0183ec5e"/>
    </style:style>
    <style:style style:name="P28" style:family="paragraph" style:parent-style-name="Table_20_Contents">
      <style:text-properties officeooo:rsid="020e165b" officeooo:paragraph-rsid="020e165b"/>
    </style:style>
    <style:style style:name="P29" style:family="paragraph" style:parent-style-name="Table_20_Contents">
      <style:text-properties officeooo:rsid="020fb2c2" officeooo:paragraph-rsid="020fb2c2"/>
    </style:style>
    <style:style style:name="P30" style:family="paragraph" style:parent-style-name="Table_20_Contents">
      <style:text-properties officeooo:rsid="0214603c" officeooo:paragraph-rsid="0214603c"/>
    </style:style>
    <style:style style:name="P31" style:family="paragraph" style:parent-style-name="Table_20_Contents">
      <style:text-properties officeooo:rsid="0216a070" officeooo:paragraph-rsid="0216a070"/>
    </style:style>
    <style:style style:name="P32" style:family="paragraph" style:parent-style-name="Table_20_Contents">
      <style:text-properties officeooo:rsid="022ad215" officeooo:paragraph-rsid="022ad215"/>
    </style:style>
    <style:style style:name="P33" style:family="paragraph" style:parent-style-name="Table_20_Contents">
      <style:text-properties officeooo:rsid="0245ce62" officeooo:paragraph-rsid="0245ce62"/>
    </style:style>
    <style:style style:name="P34" style:family="paragraph" style:parent-style-name="Table_20_Contents">
      <style:text-properties officeooo:rsid="02476116" officeooo:paragraph-rsid="02476116"/>
    </style:style>
    <style:style style:name="P35" style:family="paragraph" style:parent-style-name="Table_20_Contents">
      <style:text-properties officeooo:rsid="02477db5" officeooo:paragraph-rsid="02477db5"/>
    </style:style>
    <style:style style:name="P36" style:family="paragraph" style:parent-style-name="Table_20_Contents">
      <style:text-properties officeooo:rsid="024b5738" officeooo:paragraph-rsid="024b5738"/>
    </style:style>
    <style:style style:name="P37" style:family="paragraph" style:parent-style-name="Table_20_Contents">
      <style:text-properties officeooo:rsid="024bd5ed" officeooo:paragraph-rsid="024bd5ed"/>
    </style:style>
    <style:style style:name="P38" style:family="paragraph" style:parent-style-name="Table_20_Contents">
      <style:text-properties officeooo:rsid="024c5e3b" officeooo:paragraph-rsid="024c5e3b"/>
    </style:style>
    <style:style style:name="P39" style:family="paragraph" style:parent-style-name="Table_20_Contents">
      <style:text-properties officeooo:paragraph-rsid="024c83e5"/>
    </style:style>
    <style:style style:name="P40" style:family="paragraph" style:parent-style-name="Table_20_Contents">
      <style:text-properties officeooo:rsid="024f33bf" officeooo:paragraph-rsid="024f33bf"/>
    </style:style>
    <style:style style:name="P41" style:family="paragraph" style:parent-style-name="Table_20_Contents">
      <style:text-properties officeooo:rsid="02508122" officeooo:paragraph-rsid="02508122"/>
    </style:style>
    <style:style style:name="P42" style:family="paragraph" style:parent-style-name="Table_20_Contents">
      <style:text-properties officeooo:rsid="02533220" officeooo:paragraph-rsid="02533220"/>
    </style:style>
    <style:style style:name="P43" style:family="paragraph" style:parent-style-name="Table_20_Contents">
      <style:text-properties officeooo:rsid="02d25533" officeooo:paragraph-rsid="02d25533"/>
    </style:style>
    <style:style style:name="P44" style:family="paragraph" style:parent-style-name="Table_20_Contents">
      <style:text-properties officeooo:rsid="02d5f112" officeooo:paragraph-rsid="02d5f112"/>
    </style:style>
    <style:style style:name="P45" style:family="paragraph" style:parent-style-name="Table_20_Contents">
      <style:text-properties officeooo:rsid="02d6800f" officeooo:paragraph-rsid="02d6800f"/>
    </style:style>
    <style:style style:name="P46" style:family="paragraph" style:parent-style-name="Table_20_Contents">
      <style:text-properties officeooo:rsid="02d73770" officeooo:paragraph-rsid="02d73770"/>
    </style:style>
    <style:style style:name="P47" style:family="paragraph" style:parent-style-name="Table_20_Contents">
      <style:text-properties officeooo:rsid="02dae2bb" officeooo:paragraph-rsid="02dae2bb"/>
    </style:style>
    <style:style style:name="P48" style:family="paragraph" style:parent-style-name="Table_20_Contents">
      <style:text-properties officeooo:rsid="02dfa987" officeooo:paragraph-rsid="02dfa987"/>
    </style:style>
    <style:style style:name="P49" style:family="paragraph" style:parent-style-name="Table_20_Contents">
      <style:text-properties officeooo:rsid="02e103ca" officeooo:paragraph-rsid="02e103ca"/>
    </style:style>
    <style:style style:name="P50" style:family="paragraph" style:parent-style-name="Table_20_Contents">
      <style:text-properties officeooo:rsid="02e1723a" officeooo:paragraph-rsid="02e1723a"/>
    </style:style>
    <style:style style:name="P51" style:family="paragraph" style:parent-style-name="Table_20_Heading">
      <style:text-properties officeooo:rsid="0073c766" officeooo:paragraph-rsid="0073c766"/>
    </style:style>
    <style:style style:name="P52" style:family="paragraph" style:parent-style-name="Table_20_Heading">
      <style:text-properties officeooo:rsid="007528ab" officeooo:paragraph-rsid="007528ab"/>
    </style:style>
    <style:style style:name="P53" style:family="paragraph" style:parent-style-name="Title">
      <style:text-properties officeooo:rsid="003541a8" officeooo:paragraph-rsid="003541a8"/>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Heading_20_1">
      <style:text-properties officeooo:paragraph-rsid="026c4951"/>
    </style:style>
    <style:style style:name="P57" style:family="paragraph" style:parent-style-name="Heading_20_1">
      <style:text-properties officeooo:rsid="011b9703" officeooo:paragraph-rsid="011b9703"/>
    </style:style>
    <style:style style:name="P58" style:family="paragraph" style:parent-style-name="Heading_20_1">
      <style:paragraph-properties fo:break-before="page"/>
    </style:style>
    <style:style style:name="P59" style:family="paragraph" style:parent-style-name="Text_20_body">
      <style:text-properties officeooo:rsid="027b2972" officeooo:paragraph-rsid="027a297b"/>
    </style:style>
    <style:style style:name="P60" style:family="paragraph" style:parent-style-name="Text_20_body" style:list-style-name="L1">
      <style:paragraph-properties fo:margin-top="0in" fo:margin-bottom="0in" loext:contextual-spacing="false"/>
      <style:text-properties officeooo:rsid="00bacdf7" officeooo:paragraph-rsid="00bacdf7"/>
    </style:style>
    <style:style style:name="P61" style:family="paragraph" style:parent-style-name="Text_20_body" style:list-style-name="L1">
      <style:paragraph-properties fo:margin-top="0in" fo:margin-bottom="0in" loext:contextual-spacing="false"/>
      <style:text-properties officeooo:rsid="00c35b3a" officeooo:paragraph-rsid="00c35b3a"/>
    </style:style>
    <style:style style:name="P62" style:family="paragraph" style:parent-style-name="Text_20_body" style:list-style-name="L1">
      <style:paragraph-properties fo:margin-top="0in" fo:margin-bottom="0in" loext:contextual-spacing="false"/>
      <style:text-properties officeooo:rsid="00cbb005" officeooo:paragraph-rsid="00cbb005"/>
    </style:style>
    <style:style style:name="P63" style:family="paragraph" style:parent-style-name="Text_20_body" style:list-style-name="L25">
      <style:paragraph-properties fo:margin-top="0in" fo:margin-bottom="0in" loext:contextual-spacing="false"/>
      <style:text-properties officeooo:rsid="011f0e5c" officeooo:paragraph-rsid="011f0e5c"/>
    </style:style>
    <style:style style:name="P64" style:family="paragraph" style:parent-style-name="Text_20_body" style:list-style-name="L25">
      <style:paragraph-properties fo:margin-top="0in" fo:margin-bottom="0in" loext:contextual-spacing="false"/>
      <style:text-properties officeooo:rsid="01235cd8" officeooo:paragraph-rsid="01235cd8"/>
    </style:style>
    <style:style style:name="P65" style:family="paragraph" style:parent-style-name="Text_20_body" style:list-style-name="L25">
      <style:paragraph-properties fo:margin-top="0in" fo:margin-bottom="0in" loext:contextual-spacing="false"/>
      <style:text-properties officeooo:rsid="0125cdb5" officeooo:paragraph-rsid="0125cdb5"/>
    </style:style>
    <style:style style:name="P66" style:family="paragraph" style:parent-style-name="Text_20_body" style:list-style-name="L25">
      <style:paragraph-properties fo:margin-top="0in" fo:margin-bottom="0in" loext:contextual-spacing="false"/>
      <style:text-properties officeooo:rsid="012681e5" officeooo:paragraph-rsid="012681e5"/>
    </style:style>
    <style:style style:name="P67" style:family="paragraph" style:parent-style-name="Text_20_body" style:list-style-name="L25">
      <style:paragraph-properties fo:margin-top="0in" fo:margin-bottom="0in" loext:contextual-spacing="false"/>
      <style:text-properties officeooo:rsid="01293c59" officeooo:paragraph-rsid="01293c59"/>
    </style:style>
    <style:style style:name="P68" style:family="paragraph" style:parent-style-name="Text_20_body" style:list-style-name="L25">
      <style:paragraph-properties fo:margin-top="0in" fo:margin-bottom="0in" loext:contextual-spacing="false"/>
      <style:text-properties officeooo:rsid="0133270b" officeooo:paragraph-rsid="0133270b"/>
    </style:style>
    <style:style style:name="P69" style:family="paragraph" style:parent-style-name="Text_20_body" style:list-style-name="L25">
      <style:paragraph-properties fo:margin-top="0in" fo:margin-bottom="0in" loext:contextual-spacing="false"/>
      <style:text-properties officeooo:rsid="012d70f4" officeooo:paragraph-rsid="012d70f4"/>
    </style:style>
    <style:style style:name="P70" style:family="paragraph" style:parent-style-name="Text_20_body" style:list-style-name="L25">
      <style:paragraph-properties fo:margin-top="0in" fo:margin-bottom="0in" loext:contextual-spacing="false"/>
      <style:text-properties officeooo:rsid="013bbd52" officeooo:paragraph-rsid="013bbd52"/>
    </style:style>
    <style:style style:name="P71" style:family="paragraph" style:parent-style-name="Text_20_body" style:list-style-name="L25">
      <style:paragraph-properties fo:margin-top="0in" fo:margin-bottom="0in" loext:contextual-spacing="false"/>
      <style:text-properties officeooo:rsid="012f865f" officeooo:paragraph-rsid="012f865f"/>
    </style:style>
    <style:style style:name="P72" style:family="paragraph" style:parent-style-name="Text_20_body" style:list-style-name="L25">
      <style:paragraph-properties fo:margin-top="0in" fo:margin-bottom="0in" loext:contextual-spacing="false"/>
      <style:text-properties officeooo:rsid="01471a72" officeooo:paragraph-rsid="01471a72"/>
    </style:style>
    <style:style style:name="P73" style:family="paragraph" style:parent-style-name="Text_20_body" style:list-style-name="L25">
      <style:paragraph-properties fo:margin-top="0in" fo:margin-bottom="0in" loext:contextual-spacing="false"/>
      <style:text-properties officeooo:rsid="0186d7cc" officeooo:paragraph-rsid="0186d7cc"/>
    </style:style>
    <style:style style:name="P74" style:family="paragraph" style:parent-style-name="Text_20_body" style:list-style-name="L25">
      <style:paragraph-properties fo:margin-top="0in" fo:margin-bottom="0in" loext:contextual-spacing="false"/>
      <style:text-properties officeooo:rsid="013fa686" officeooo:paragraph-rsid="013fa686"/>
    </style:style>
    <style:style style:name="P75" style:family="paragraph" style:parent-style-name="Text_20_body" style:list-style-name="L25">
      <style:paragraph-properties fo:margin-top="0in" fo:margin-bottom="0in" loext:contextual-spacing="false"/>
      <style:text-properties officeooo:rsid="013d860f" officeooo:paragraph-rsid="013d860f"/>
    </style:style>
    <style:style style:name="P76" style:family="paragraph" style:parent-style-name="Text_20_body" style:list-style-name="L25">
      <style:paragraph-properties fo:margin-top="0in" fo:margin-bottom="0in" loext:contextual-spacing="false"/>
      <style:text-properties officeooo:rsid="013086d4" officeooo:paragraph-rsid="014f0741"/>
    </style:style>
    <style:style style:name="P77" style:family="paragraph" style:parent-style-name="Text_20_body" style:list-style-name="L25">
      <style:paragraph-properties fo:margin-top="0in" fo:margin-bottom="0in" loext:contextual-spacing="false"/>
      <style:text-properties officeooo:rsid="016abd12" officeooo:paragraph-rsid="016abd12"/>
    </style:style>
    <style:style style:name="P78" style:family="paragraph" style:parent-style-name="Text_20_body" style:list-style-name="L25">
      <style:paragraph-properties fo:margin-top="0in" fo:margin-bottom="0in" loext:contextual-spacing="false"/>
      <style:text-properties officeooo:rsid="014d82ab" officeooo:paragraph-rsid="014f0741"/>
    </style:style>
    <style:style style:name="P79" style:family="paragraph" style:parent-style-name="Text_20_body" style:list-style-name="L25">
      <style:paragraph-properties fo:margin-top="0in" fo:margin-bottom="0in" loext:contextual-spacing="false"/>
      <style:text-properties officeooo:rsid="0155a94c" officeooo:paragraph-rsid="0155a94c"/>
    </style:style>
    <style:style style:name="P80" style:family="paragraph" style:parent-style-name="Text_20_body" style:list-style-name="L25">
      <style:paragraph-properties fo:margin-top="0in" fo:margin-bottom="0in" loext:contextual-spacing="false"/>
      <style:text-properties officeooo:rsid="01587643" officeooo:paragraph-rsid="01587643"/>
    </style:style>
    <style:style style:name="P81" style:family="paragraph" style:parent-style-name="Text_20_body" style:list-style-name="L25">
      <style:paragraph-properties fo:margin-top="0in" fo:margin-bottom="0in" loext:contextual-spacing="false"/>
      <style:text-properties officeooo:rsid="017b0027" officeooo:paragraph-rsid="017b9cf6"/>
    </style:style>
    <style:style style:name="P82" style:family="paragraph" style:parent-style-name="Text_20_body" style:list-style-name="L25">
      <style:paragraph-properties fo:margin-top="0in" fo:margin-bottom="0in" loext:contextual-spacing="false"/>
      <style:text-properties officeooo:rsid="01427408" officeooo:paragraph-rsid="01427408"/>
    </style:style>
    <style:style style:name="P83" style:family="paragraph" style:parent-style-name="Text_20_body" style:list-style-name="L25">
      <style:paragraph-properties fo:margin-top="0in" fo:margin-bottom="0in" loext:contextual-spacing="false"/>
      <style:text-properties officeooo:rsid="0186c802" officeooo:paragraph-rsid="0186c802"/>
    </style:style>
    <style:style style:name="P84" style:family="paragraph" style:parent-style-name="Text_20_body" style:list-style-name="L25">
      <style:paragraph-properties fo:margin-top="0in" fo:margin-bottom="0in" loext:contextual-spacing="false"/>
      <style:text-properties officeooo:rsid="0219c549" officeooo:paragraph-rsid="0219c549"/>
    </style:style>
    <style:style style:name="P85" style:family="paragraph" style:parent-style-name="Text_20_body" style:list-style-name="L25">
      <style:paragraph-properties fo:margin-top="0in" fo:margin-bottom="0in" loext:contextual-spacing="false"/>
      <style:text-properties officeooo:rsid="021a4a50" officeooo:paragraph-rsid="021a4a50"/>
    </style:style>
    <style:style style:name="P86" style:family="paragraph" style:parent-style-name="Text_20_body" style:list-style-name="L25">
      <style:paragraph-properties fo:margin-top="0in" fo:margin-bottom="0in" loext:contextual-spacing="false"/>
      <style:text-properties officeooo:rsid="021b4eb3" officeooo:paragraph-rsid="021b4eb3"/>
    </style:style>
    <style:style style:name="P87" style:family="paragraph" style:parent-style-name="Text_20_body" style:list-style-name="L25">
      <style:paragraph-properties fo:margin-top="0in" fo:margin-bottom="0in" loext:contextual-spacing="false"/>
      <style:text-properties officeooo:rsid="021e57e1" officeooo:paragraph-rsid="021e57e1"/>
    </style:style>
    <style:style style:name="P88" style:family="paragraph" style:parent-style-name="Text_20_body" style:list-style-name="L25">
      <style:paragraph-properties fo:margin-top="0in" fo:margin-bottom="0in" loext:contextual-spacing="false"/>
      <style:text-properties officeooo:rsid="02206a43" officeooo:paragraph-rsid="02206a43"/>
    </style:style>
    <style:style style:name="P89" style:family="paragraph" style:parent-style-name="Text_20_body" style:list-style-name="L25">
      <style:paragraph-properties fo:margin-top="0in" fo:margin-bottom="0in" loext:contextual-spacing="false"/>
      <style:text-properties officeooo:rsid="0221e3f9" officeooo:paragraph-rsid="0221e3f9"/>
    </style:style>
    <style:style style:name="P90" style:family="paragraph" style:parent-style-name="Text_20_body" style:list-style-name="L25">
      <style:paragraph-properties fo:margin-top="0in" fo:margin-bottom="0in" loext:contextual-spacing="false"/>
      <style:text-properties officeooo:rsid="0224894a" officeooo:paragraph-rsid="0224894a"/>
    </style:style>
    <style:style style:name="P91" style:family="paragraph" style:parent-style-name="Text_20_body" style:list-style-name="L25">
      <style:paragraph-properties fo:margin-top="0in" fo:margin-bottom="0in" loext:contextual-spacing="false"/>
      <style:text-properties officeooo:rsid="02294793" officeooo:paragraph-rsid="02294793"/>
    </style:style>
    <style:style style:name="P92" style:family="paragraph" style:parent-style-name="Text_20_body" style:list-style-name="L26">
      <style:paragraph-properties fo:margin-top="0in" fo:margin-bottom="0in" loext:contextual-spacing="false"/>
      <style:text-properties officeooo:rsid="01c04b81" officeooo:paragraph-rsid="01c04b81"/>
    </style:style>
    <style:style style:name="P93" style:family="paragraph" style:parent-style-name="Text_20_body" style:list-style-name="L26">
      <style:paragraph-properties fo:margin-top="0in" fo:margin-bottom="0in" loext:contextual-spacing="false"/>
      <style:text-properties officeooo:rsid="01a3da9b" officeooo:paragraph-rsid="01a3da9b"/>
    </style:style>
    <style:style style:name="P94" style:family="paragraph" style:parent-style-name="Text_20_body" style:list-style-name="L26">
      <style:paragraph-properties fo:margin-top="0in" fo:margin-bottom="0in" loext:contextual-spacing="false"/>
      <style:text-properties officeooo:rsid="01a5c10a" officeooo:paragraph-rsid="01a5c10a"/>
    </style:style>
    <style:style style:name="P95" style:family="paragraph" style:parent-style-name="Text_20_body" style:list-style-name="L26">
      <style:paragraph-properties fo:margin-top="0in" fo:margin-bottom="0in" loext:contextual-spacing="false"/>
      <style:text-properties officeooo:rsid="01ab351f" officeooo:paragraph-rsid="01af6b8f"/>
    </style:style>
    <style:style style:name="P96" style:family="paragraph" style:parent-style-name="Text_20_body" style:list-style-name="L26">
      <style:paragraph-properties fo:margin-top="0in" fo:margin-bottom="0in" loext:contextual-spacing="false"/>
      <style:text-properties officeooo:rsid="01b6c61a" officeooo:paragraph-rsid="01b5c347"/>
    </style:style>
    <style:style style:name="P97" style:family="paragraph" style:parent-style-name="Text_20_body" style:list-style-name="L26">
      <style:paragraph-properties fo:margin-top="0in" fo:margin-bottom="0in" loext:contextual-spacing="false"/>
      <style:text-properties officeooo:rsid="01b802a3" officeooo:paragraph-rsid="01b802a3"/>
    </style:style>
    <style:style style:name="P98" style:family="paragraph" style:parent-style-name="Text_20_body" style:list-style-name="L26">
      <style:paragraph-properties fo:margin-top="0in" fo:margin-bottom="0in" loext:contextual-spacing="false"/>
      <style:text-properties fo:font-style="italic" officeooo:rsid="01b802a3" officeooo:paragraph-rsid="01b802a3" style:font-style-asian="italic" style:font-style-complex="italic"/>
    </style:style>
    <style:style style:name="P99" style:family="paragraph" style:parent-style-name="Text_20_body" style:list-style-name="L26">
      <style:paragraph-properties fo:margin-top="0in" fo:margin-bottom="0in" loext:contextual-spacing="false"/>
      <style:text-properties fo:font-style="italic" officeooo:rsid="01ba8974" officeooo:paragraph-rsid="01ba8974" style:font-style-asian="italic" style:font-style-complex="italic"/>
    </style:style>
    <style:style style:name="P100" style:family="paragraph" style:parent-style-name="Text_20_body" style:list-style-name="L26">
      <style:paragraph-properties fo:margin-top="0in" fo:margin-bottom="0in" loext:contextual-spacing="false"/>
      <style:text-properties fo:font-style="italic" officeooo:rsid="01cb4138" officeooo:paragraph-rsid="01cb4138" style:font-style-asian="italic" style:font-style-complex="italic"/>
    </style:style>
    <style:style style:name="P101" style:family="paragraph" style:parent-style-name="Text_20_body" style:list-style-name="L26">
      <style:paragraph-properties fo:margin-top="0in" fo:margin-bottom="0in" loext:contextual-spacing="false"/>
      <style:text-properties officeooo:rsid="01d1470d" officeooo:paragraph-rsid="01d1470d"/>
    </style:style>
    <style:style style:name="P102" style:family="paragraph" style:parent-style-name="Text_20_body" style:list-style-name="L26">
      <style:paragraph-properties fo:margin-top="0in" fo:margin-bottom="0in" loext:contextual-spacing="false"/>
      <style:text-properties officeooo:rsid="01e04f5d" officeooo:paragraph-rsid="01e04f5d"/>
    </style:style>
    <style:style style:name="P103" style:family="paragraph" style:parent-style-name="Text_20_body" style:list-style-name="L26">
      <style:paragraph-properties fo:margin-top="0in" fo:margin-bottom="0in" loext:contextual-spacing="false"/>
      <style:text-properties officeooo:rsid="01e17a31" officeooo:paragraph-rsid="01e17a31"/>
    </style:style>
    <style:style style:name="P104" style:family="paragraph" style:parent-style-name="Text_20_body" style:list-style-name="L26">
      <style:paragraph-properties fo:margin-top="0in" fo:margin-bottom="0in" loext:contextual-spacing="false"/>
      <style:text-properties officeooo:rsid="01ea0fb3" officeooo:paragraph-rsid="01ea0fb3"/>
    </style:style>
    <style:style style:name="P105" style:family="paragraph" style:parent-style-name="Text_20_body" style:list-style-name="L26">
      <style:paragraph-properties fo:margin-top="0in" fo:margin-bottom="0in" loext:contextual-spacing="false"/>
      <style:text-properties officeooo:rsid="01efa37d" officeooo:paragraph-rsid="01efa37d"/>
    </style:style>
    <style:style style:name="P106" style:family="paragraph" style:parent-style-name="Text_20_body" style:list-style-name="L26">
      <style:paragraph-properties fo:margin-top="0in" fo:margin-bottom="0in" loext:contextual-spacing="false"/>
      <style:text-properties officeooo:rsid="01f60803" officeooo:paragraph-rsid="01f60803"/>
    </style:style>
    <style:style style:name="P107" style:family="paragraph" style:parent-style-name="Text_20_body" style:list-style-name="L26">
      <style:paragraph-properties fo:margin-top="0in" fo:margin-bottom="0in" loext:contextual-spacing="false"/>
      <style:text-properties officeooo:rsid="01fb80c5" officeooo:paragraph-rsid="01fb80c5"/>
    </style:style>
    <style:style style:name="P108" style:family="paragraph" style:parent-style-name="Text_20_body" style:list-style-name="L26">
      <style:paragraph-properties fo:margin-top="0in" fo:margin-bottom="0in" loext:contextual-spacing="false"/>
      <style:text-properties officeooo:rsid="01fd36ab" officeooo:paragraph-rsid="01fd36ab"/>
    </style:style>
    <style:style style:name="P109" style:family="paragraph" style:parent-style-name="Text_20_body" style:list-style-name="L2">
      <style:paragraph-properties fo:margin-top="0in" fo:margin-bottom="0in" loext:contextual-spacing="false" style:shadow="none"/>
      <style:text-properties fo:font-weight="bold" officeooo:rsid="00897bf6" officeooo:paragraph-rsid="00a69825" style:font-weight-asian="bold" style:font-weight-complex="bold"/>
    </style:style>
    <style:style style:name="P110" style:family="paragraph" style:parent-style-name="Text_20_body" style:list-style-name="L3">
      <style:paragraph-properties fo:margin-top="0in" fo:margin-bottom="0in" loext:contextual-spacing="false" style:shadow="none"/>
      <style:text-properties fo:font-weight="bold" officeooo:rsid="00897bf6" officeooo:paragraph-rsid="026c4951" style:font-weight-asian="bold" style:font-weight-complex="bold"/>
    </style:style>
    <style:style style:name="P111" style:family="paragraph" style:parent-style-name="Text_20_body" style:list-style-name="L2">
      <style:paragraph-properties fo:margin-top="0in" fo:margin-bottom="0in" loext:contextual-spacing="false" style:shadow="none"/>
      <style:text-properties fo:font-weight="bold" officeooo:rsid="02683bb3" officeooo:paragraph-rsid="02683bb3" style:font-weight-asian="bold" style:font-weight-complex="bold"/>
    </style:style>
    <style:style style:name="P112" style:family="paragraph" style:parent-style-name="Text_20_body" style:list-style-name="L2">
      <style:paragraph-properties fo:margin-top="0in" fo:margin-bottom="0in" loext:contextual-spacing="false" style:shadow="none"/>
      <style:text-properties officeooo:rsid="00aa489e" officeooo:paragraph-rsid="00aa489e"/>
    </style:style>
    <style:style style:name="P113" style:family="paragraph" style:parent-style-name="Text_20_body" style:list-style-name="L2">
      <style:paragraph-properties fo:margin-top="0in" fo:margin-bottom="0in" loext:contextual-spacing="false" style:shadow="none"/>
      <style:text-properties officeooo:rsid="00b0ba89" officeooo:paragraph-rsid="00b0ba89"/>
    </style:style>
    <style:style style:name="P114" style:family="paragraph" style:parent-style-name="Text_20_body" style:list-style-name="L2">
      <style:paragraph-properties fo:margin-top="0in" fo:margin-bottom="0in" loext:contextual-spacing="false" style:shadow="none"/>
      <style:text-properties officeooo:rsid="02332ce7" officeooo:paragraph-rsid="02332ce7"/>
    </style:style>
    <style:style style:name="P115" style:family="paragraph" style:parent-style-name="Text_20_body" style:list-style-name="L2">
      <style:paragraph-properties fo:margin-top="0in" fo:margin-bottom="0in" loext:contextual-spacing="false" style:shadow="none"/>
      <style:text-properties officeooo:rsid="02648f36" officeooo:paragraph-rsid="02648f36"/>
    </style:style>
    <style:style style:name="P116" style:family="paragraph" style:parent-style-name="Text_20_body" style:list-style-name="L2">
      <style:paragraph-properties fo:margin-top="0in" fo:margin-bottom="0in" loext:contextual-spacing="false" style:shadow="none"/>
      <style:text-properties officeooo:rsid="0264f0df" officeooo:paragraph-rsid="0264f0df"/>
    </style:style>
    <style:style style:name="P117" style:family="paragraph" style:parent-style-name="Text_20_body" style:list-style-name="L2">
      <style:paragraph-properties fo:margin-top="0in" fo:margin-bottom="0in" loext:contextual-spacing="false" style:shadow="none"/>
      <style:text-properties officeooo:rsid="026606a8" officeooo:paragraph-rsid="026606a8"/>
    </style:style>
    <style:style style:name="P118" style:family="paragraph" style:parent-style-name="Text_20_body" style:list-style-name="L2">
      <style:paragraph-properties fo:margin-top="0in" fo:margin-bottom="0in" loext:contextual-spacing="false" style:shadow="none"/>
      <style:text-properties officeooo:rsid="02683bb3" officeooo:paragraph-rsid="02683bb3"/>
    </style:style>
    <style:style style:name="P119" style:family="paragraph" style:parent-style-name="Text_20_body" style:list-style-name="L3">
      <style:paragraph-properties fo:margin-top="0in" fo:margin-bottom="0in" loext:contextual-spacing="false" style:shadow="none"/>
      <style:text-properties officeooo:rsid="008c7805" officeooo:paragraph-rsid="026c4951"/>
    </style:style>
    <style:style style:name="P120" style:family="paragraph" style:parent-style-name="Text_20_body" style:list-style-name="L3">
      <style:paragraph-properties fo:margin-top="0in" fo:margin-bottom="0in" loext:contextual-spacing="false" style:shadow="none"/>
      <style:text-properties officeooo:rsid="008ca716" officeooo:paragraph-rsid="026c4951"/>
    </style:style>
    <style:style style:name="P121" style:family="paragraph" style:parent-style-name="Text_20_body" style:list-style-name="L4">
      <style:paragraph-properties fo:margin-top="0in" fo:margin-bottom="0in" loext:contextual-spacing="false" style:shadow="none"/>
      <style:text-properties officeooo:rsid="007de264" officeooo:paragraph-rsid="026d3d6c"/>
    </style:style>
    <style:style style:name="P122" style:family="paragraph" style:parent-style-name="Text_20_body" style:list-style-name="L5">
      <style:paragraph-properties fo:margin-top="0in" fo:margin-bottom="0in" loext:contextual-spacing="false" style:shadow="none"/>
      <style:text-properties officeooo:rsid="00643376" officeooo:paragraph-rsid="026d3d6c"/>
    </style:style>
    <style:style style:name="P123" style:family="paragraph" style:parent-style-name="Text_20_body" style:list-style-name="L3">
      <style:paragraph-properties fo:margin-top="0in" fo:margin-bottom="0in" loext:contextual-spacing="false" style:shadow="none"/>
      <style:text-properties officeooo:rsid="009421ef" officeooo:paragraph-rsid="026c4951"/>
    </style:style>
    <style:style style:name="P124" style:family="paragraph" style:parent-style-name="Text_20_body" style:list-style-name="L3">
      <style:paragraph-properties fo:margin-top="0in" fo:margin-bottom="0in" loext:contextual-spacing="false" style:shadow="none"/>
      <style:text-properties officeooo:rsid="00ec443b" officeooo:paragraph-rsid="026c4951"/>
    </style:style>
    <style:style style:name="P125" style:family="paragraph" style:parent-style-name="Text_20_body" style:list-style-name="L6">
      <style:paragraph-properties fo:margin-top="0in" fo:margin-bottom="0in" loext:contextual-spacing="false" style:shadow="none"/>
      <style:text-properties officeooo:rsid="0068d72a" officeooo:paragraph-rsid="026d3d6c"/>
    </style:style>
    <style:style style:name="P126" style:family="paragraph" style:parent-style-name="Text_20_body" style:list-style-name="L7">
      <style:paragraph-properties fo:margin-top="0in" fo:margin-bottom="0in" loext:contextual-spacing="false" style:shadow="none"/>
      <style:text-properties officeooo:rsid="006a582e" officeooo:paragraph-rsid="026d3d6c"/>
    </style:style>
    <style:style style:name="P127" style:family="paragraph" style:parent-style-name="Text_20_body" style:list-style-name="L8">
      <style:paragraph-properties fo:margin-top="0in" fo:margin-bottom="0in" loext:contextual-spacing="false" style:shadow="none"/>
      <style:text-properties officeooo:rsid="023cd97e" officeooo:paragraph-rsid="026d3d6c"/>
    </style:style>
    <style:style style:name="P128" style:family="paragraph" style:parent-style-name="Text_20_body" style:list-style-name="L14">
      <style:paragraph-properties fo:margin-top="0in" fo:margin-bottom="0in" loext:contextual-spacing="false" style:shadow="none"/>
      <style:text-properties officeooo:rsid="023cd97e" officeooo:paragraph-rsid="02e70537"/>
    </style:style>
    <style:style style:name="P129" style:family="paragraph" style:parent-style-name="Text_20_body" style:list-style-name="L9">
      <style:paragraph-properties fo:margin-top="0in" fo:margin-bottom="0in" loext:contextual-spacing="false" style:shadow="none"/>
      <style:text-properties officeooo:rsid="0243fd39" officeooo:paragraph-rsid="026c4951"/>
    </style:style>
    <style:style style:name="P130" style:family="paragraph" style:parent-style-name="Text_20_body" style:list-style-name="L9">
      <style:paragraph-properties fo:margin-top="0in" fo:margin-bottom="0in" loext:contextual-spacing="false" style:shadow="none"/>
      <style:text-properties officeooo:rsid="02c51fb0" officeooo:paragraph-rsid="02c51fb0"/>
    </style:style>
    <style:style style:name="P131" style:family="paragraph" style:parent-style-name="Text_20_body" style:list-style-name="L10">
      <style:paragraph-properties fo:margin-top="0in" fo:margin-bottom="0in" loext:contextual-spacing="false" style:shadow="none"/>
      <style:text-properties officeooo:rsid="02c67474" officeooo:paragraph-rsid="02c7e831"/>
    </style:style>
    <style:style style:name="P132" style:family="paragraph" style:parent-style-name="Text_20_body" style:list-style-name="L11">
      <style:paragraph-properties fo:margin-top="0in" fo:margin-bottom="0in" loext:contextual-spacing="false" style:shadow="none"/>
      <style:text-properties officeooo:rsid="02c67474" officeooo:paragraph-rsid="02d4c126"/>
    </style:style>
    <style:style style:name="P133" style:family="paragraph" style:parent-style-name="Text_20_body" style:list-style-name="L12">
      <style:paragraph-properties fo:margin-top="0in" fo:margin-bottom="0in" loext:contextual-spacing="false" style:shadow="none"/>
      <style:text-properties officeooo:rsid="02c9a8d4" officeooo:paragraph-rsid="02d4c126"/>
    </style:style>
    <style:style style:name="P134" style:family="paragraph" style:parent-style-name="Text_20_body" style:list-style-name="L13">
      <style:paragraph-properties fo:margin-top="0in" fo:margin-bottom="0in" loext:contextual-spacing="false" style:shadow="none"/>
      <style:text-properties officeooo:rsid="02d5a895" officeooo:paragraph-rsid="02e70537"/>
    </style:style>
    <style:style style:name="P135" style:family="paragraph" style:parent-style-name="Text_20_body" style:list-style-name="L9">
      <style:paragraph-properties fo:margin-top="0in" fo:margin-bottom="0in" loext:contextual-spacing="false" style:shadow="none"/>
      <style:text-properties officeooo:rsid="00ecc537" officeooo:paragraph-rsid="026c4951"/>
    </style:style>
    <style:style style:name="P136" style:family="paragraph" style:parent-style-name="Text_20_body" style:list-style-name="L15">
      <style:paragraph-properties fo:margin-top="0in" fo:margin-bottom="0in" loext:contextual-spacing="false" style:shadow="none"/>
      <style:text-properties officeooo:rsid="02555268" officeooo:paragraph-rsid="026d3d6c"/>
    </style:style>
    <style:style style:name="P137" style:family="paragraph" style:parent-style-name="Text_20_body" style:list-style-name="L16">
      <style:paragraph-properties fo:margin-top="0in" fo:margin-bottom="0in" loext:contextual-spacing="false" style:shadow="none"/>
      <style:text-properties officeooo:rsid="02554c5e" officeooo:paragraph-rsid="026d3d6c"/>
    </style:style>
    <style:style style:name="P138" style:family="paragraph" style:parent-style-name="Text_20_body" style:list-style-name="L22">
      <style:paragraph-properties fo:margin-top="0in" fo:margin-bottom="0in" loext:contextual-spacing="false" style:shadow="none"/>
      <style:text-properties officeooo:rsid="02554c5e" officeooo:paragraph-rsid="026c4951"/>
    </style:style>
    <style:style style:name="P139" style:family="paragraph" style:parent-style-name="Text_20_body" style:list-style-name="L17">
      <style:paragraph-properties fo:margin-top="0in" fo:margin-bottom="0in" loext:contextual-spacing="false" style:shadow="none"/>
      <style:text-properties officeooo:rsid="02567feb" officeooo:paragraph-rsid="02d3db67"/>
    </style:style>
    <style:style style:name="P140" style:family="paragraph" style:parent-style-name="Text_20_body" style:list-style-name="L18">
      <style:paragraph-properties fo:margin-top="0in" fo:margin-bottom="0in" loext:contextual-spacing="false" style:shadow="none"/>
      <style:text-properties officeooo:rsid="02567feb" officeooo:paragraph-rsid="0274dcde"/>
    </style:style>
    <style:style style:name="P141" style:family="paragraph" style:parent-style-name="Text_20_body" style:list-style-name="L19">
      <style:paragraph-properties fo:margin-top="0in" fo:margin-bottom="0in" loext:contextual-spacing="false" style:shadow="none"/>
      <style:text-properties officeooo:rsid="0258251e" officeooo:paragraph-rsid="02e70537"/>
    </style:style>
    <style:style style:name="P142" style:family="paragraph" style:parent-style-name="Text_20_body" style:list-style-name="L22">
      <style:paragraph-properties fo:margin-top="0in" fo:margin-bottom="0in" loext:contextual-spacing="false" style:shadow="none"/>
      <style:text-properties officeooo:rsid="0258251e" officeooo:paragraph-rsid="026c4951"/>
    </style:style>
    <style:style style:name="P143" style:family="paragraph" style:parent-style-name="Text_20_body" style:list-style-name="L20">
      <style:paragraph-properties fo:margin-top="0in" fo:margin-bottom="0in" loext:contextual-spacing="false" style:shadow="none"/>
      <style:text-properties officeooo:rsid="0258abcc" officeooo:paragraph-rsid="02e8e366"/>
    </style:style>
    <style:style style:name="P144" style:family="paragraph" style:parent-style-name="Text_20_body" style:list-style-name="L21">
      <style:paragraph-properties fo:margin-top="0in" fo:margin-bottom="0in" loext:contextual-spacing="false" style:shadow="none"/>
      <style:text-properties officeooo:rsid="025de4b3" officeooo:paragraph-rsid="02e70537"/>
    </style:style>
    <style:style style:name="P145" style:family="paragraph" style:parent-style-name="Text_20_body" style:list-style-name="L22">
      <style:paragraph-properties fo:margin-top="0in" fo:margin-bottom="0in" loext:contextual-spacing="false" style:shadow="none"/>
      <style:text-properties officeooo:rsid="02619db2" officeooo:paragraph-rsid="026c4951"/>
    </style:style>
    <style:style style:name="P146" style:family="paragraph" style:parent-style-name="Text_20_body" style:list-style-name="L23">
      <style:paragraph-properties fo:margin-top="0in" fo:margin-bottom="0in" loext:contextual-spacing="false" style:shadow="none"/>
      <style:text-properties officeooo:rsid="0262d3b3" officeooo:paragraph-rsid="02d3db67"/>
    </style:style>
    <style:style style:name="P147" style:family="paragraph" style:parent-style-name="Text_20_body" style:list-style-name="L24">
      <style:paragraph-properties fo:margin-top="0in" fo:margin-bottom="0in" loext:contextual-spacing="false" style:shadow="none"/>
      <style:text-properties officeooo:rsid="00666f78" officeooo:paragraph-rsid="026c4951"/>
    </style:style>
    <style:style style:name="P148" style:family="paragraph" style:parent-style-name="Text_20_body" style:list-style-name="L27">
      <style:paragraph-properties fo:margin-top="0in" fo:margin-bottom="0in" loext:contextual-spacing="false" style:shadow="none"/>
      <style:text-properties officeooo:rsid="00f026e1" officeooo:paragraph-rsid="00f026e1"/>
    </style:style>
    <style:style style:name="P149" style:family="paragraph" style:parent-style-name="Text_20_body" style:list-style-name="L27">
      <style:paragraph-properties fo:margin-top="0in" fo:margin-bottom="0in" loext:contextual-spacing="false" style:shadow="none"/>
      <style:text-properties officeooo:rsid="00f02aa6" officeooo:paragraph-rsid="00f02aa6"/>
    </style:style>
    <style:style style:name="P150" style:family="paragraph" style:parent-style-name="Text_20_body" style:list-style-name="L27">
      <style:paragraph-properties fo:margin-top="0in" fo:margin-bottom="0in" loext:contextual-spacing="false" style:shadow="none"/>
      <style:text-properties officeooo:rsid="00f56ff6" officeooo:paragraph-rsid="00f56ff6"/>
    </style:style>
    <style:style style:name="P151" style:family="paragraph" style:parent-style-name="Text_20_body" style:list-style-name="L27">
      <style:paragraph-properties fo:margin-top="0in" fo:margin-bottom="0in" loext:contextual-spacing="false" style:shadow="none"/>
      <style:text-properties officeooo:rsid="00f6c98e" officeooo:paragraph-rsid="00f6c98e"/>
    </style:style>
    <style:style style:name="P152" style:family="paragraph" style:parent-style-name="Text_20_body" style:list-style-name="L27">
      <style:paragraph-properties fo:margin-top="0in" fo:margin-bottom="0in" loext:contextual-spacing="false" style:shadow="none"/>
      <style:text-properties officeooo:rsid="010648f4" officeooo:paragraph-rsid="010648f4"/>
    </style:style>
    <style:style style:name="P153" style:family="paragraph" style:parent-style-name="Text_20_body" style:list-style-name="L27">
      <style:paragraph-properties fo:margin-top="0in" fo:margin-bottom="0in" loext:contextual-spacing="false" style:shadow="none"/>
      <style:text-properties officeooo:rsid="010b3d31" officeooo:paragraph-rsid="010b3d31"/>
    </style:style>
    <style:style style:name="P154" style:family="paragraph" style:parent-style-name="Text_20_body" style:list-style-name="L27">
      <style:paragraph-properties fo:margin-top="0in" fo:margin-bottom="0in" loext:contextual-spacing="false" style:shadow="none"/>
      <style:text-properties officeooo:rsid="010c6985" officeooo:paragraph-rsid="010c6985"/>
    </style:style>
    <style:style style:name="P155" style:family="paragraph" style:parent-style-name="Text_20_body" style:list-style-name="L27">
      <style:paragraph-properties fo:margin-top="0in" fo:margin-bottom="0in" loext:contextual-spacing="false" style:shadow="none"/>
      <style:text-properties fo:font-weight="normal" officeooo:rsid="011356fb" officeooo:paragraph-rsid="011356fb" style:font-weight-asian="normal" style:font-weight-complex="normal"/>
    </style:style>
    <style:style style:name="P156" style:family="paragraph" style:parent-style-name="Text_20_body" style:list-style-name="L27">
      <style:paragraph-properties fo:margin-top="0in" fo:margin-bottom="0in" loext:contextual-spacing="false" style:shadow="none"/>
      <style:text-properties fo:font-weight="normal" officeooo:rsid="011a9c7c" officeooo:paragraph-rsid="011a9c7c" style:font-weight-asian="normal" style:font-weight-complex="normal"/>
    </style:style>
    <style:style style:name="P157" style:family="paragraph" style:parent-style-name="Text_20_body" style:list-style-name="L27">
      <style:paragraph-properties fo:margin-top="0in" fo:margin-bottom="0in" loext:contextual-spacing="false" style:shadow="none"/>
      <style:text-properties fo:font-weight="normal" officeooo:rsid="023eaa99" officeooo:paragraph-rsid="023eaa99" style:font-weight-asian="normal" style:font-weight-complex="normal"/>
    </style:style>
    <style:style style:name="P158" style:family="paragraph" style:parent-style-name="Text_20_body" style:list-style-name="L27">
      <style:paragraph-properties fo:margin-top="0in" fo:margin-bottom="0in" loext:contextual-spacing="false" style:shadow="none"/>
      <style:text-properties fo:font-weight="normal" officeooo:rsid="023ff195" officeooo:paragraph-rsid="023ff195" style:font-weight-asian="normal" style:font-weight-complex="normal"/>
    </style:style>
    <style:style style:name="P159" style:family="paragraph" style:parent-style-name="Text_20_body" style:list-style-name="L27">
      <style:paragraph-properties fo:margin-top="0in" fo:margin-bottom="0in" loext:contextual-spacing="false" style:shadow="none"/>
      <style:text-properties fo:font-weight="normal" officeooo:rsid="023fead9" officeooo:paragraph-rsid="023fead9" style:font-weight-asian="normal" style:font-weight-complex="normal"/>
    </style:style>
    <style:style style:name="P160" style:family="paragraph" style:parent-style-name="Text_20_body" style:list-style-name="L27">
      <style:paragraph-properties fo:margin-top="0in" fo:margin-bottom="0in" loext:contextual-spacing="false" style:shadow="none"/>
      <style:text-properties fo:font-weight="normal" officeooo:rsid="024c1daf" officeooo:paragraph-rsid="024c1daf" style:font-weight-asian="normal" style:font-weight-complex="normal"/>
    </style:style>
    <style:style style:name="P161" style:family="paragraph" style:parent-style-name="Text_20_body" style:list-style-name="L27">
      <style:paragraph-properties fo:margin-top="0in" fo:margin-bottom="0in" loext:contextual-spacing="false" style:shadow="none"/>
      <style:text-properties officeooo:rsid="0113648a" officeooo:paragraph-rsid="0113648a"/>
    </style:style>
    <style:style style:name="P162" style:family="paragraph" style:parent-style-name="Text_20_body" style:list-style-name="L27">
      <style:paragraph-properties fo:margin-top="0in" fo:margin-bottom="0in" loext:contextual-spacing="false" style:shadow="none"/>
      <style:text-properties officeooo:rsid="01149739" officeooo:paragraph-rsid="01149739"/>
    </style:style>
    <style:style style:name="P163" style:family="paragraph" style:parent-style-name="Text_20_body" style:list-style-name="L27">
      <style:paragraph-properties fo:margin-top="0in" fo:margin-bottom="0in" loext:contextual-spacing="false" style:shadow="none"/>
      <style:text-properties officeooo:rsid="024c1daf" officeooo:paragraph-rsid="024c1daf"/>
    </style:style>
    <style:style style:name="P164" style:family="paragraph" style:parent-style-name="Heading_20_2">
      <style:text-properties officeooo:paragraph-rsid="00542527"/>
    </style:style>
    <style:style style:name="P165" style:family="paragraph" style:parent-style-name="Heading_20_2">
      <style:text-properties officeooo:rsid="0297a6c7" officeooo:paragraph-rsid="0297a6c7"/>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officeooo:rsid="003f0d38" style:font-style-asian="italic" style:font-style-complex="italic"/>
    </style:style>
    <style:style style:name="T5" style:family="text">
      <style:text-properties officeooo:rsid="0052ce89"/>
    </style:style>
    <style:style style:name="T6" style:family="text">
      <style:text-properties officeooo:rsid="005be460"/>
    </style:style>
    <style:style style:name="T7" style:family="text">
      <style:text-properties officeooo:rsid="007e16da"/>
    </style:style>
    <style:style style:name="T8" style:family="text">
      <style:text-properties officeooo:rsid="00835ed2"/>
    </style:style>
    <style:style style:name="T9" style:family="text">
      <style:text-properties officeooo:rsid="0098619b"/>
    </style:style>
    <style:style style:name="T10" style:family="text">
      <style:text-properties officeooo:rsid="00ab19a1"/>
    </style:style>
    <style:style style:name="T11" style:family="text">
      <style:text-properties officeooo:rsid="00b0d9b8"/>
    </style:style>
    <style:style style:name="T12" style:family="text">
      <style:text-properties officeooo:rsid="00be76ea"/>
    </style:style>
    <style:style style:name="T13" style:family="text">
      <style:text-properties officeooo:rsid="00cafbc1"/>
    </style:style>
    <style:style style:name="T14" style:family="text">
      <style:text-properties officeooo:rsid="00dfd16c"/>
    </style:style>
    <style:style style:name="T15" style:family="text">
      <style:text-properties officeooo:rsid="00ecc537"/>
    </style:style>
    <style:style style:name="T16" style:family="text">
      <style:text-properties officeooo:rsid="00f02aa6"/>
    </style:style>
    <style:style style:name="T17" style:family="text">
      <style:text-properties officeooo:rsid="00f0b99b"/>
    </style:style>
    <style:style style:name="T18" style:family="text">
      <style:text-properties officeooo:rsid="00fa1764"/>
    </style:style>
    <style:style style:name="T19" style:family="text">
      <style:text-properties officeooo:rsid="00ff4bc5"/>
    </style:style>
    <style:style style:name="T20" style:family="text">
      <style:text-properties officeooo:rsid="0103f09d"/>
    </style:style>
    <style:style style:name="T21" style:family="text">
      <style:text-properties officeooo:rsid="01084caf"/>
    </style:style>
    <style:style style:name="T22" style:family="text">
      <style:text-properties fo:font-weight="normal" style:font-weight-asian="normal" style:font-weight-complex="normal"/>
    </style:style>
    <style:style style:name="T23" style:family="text">
      <style:text-properties fo:font-weight="normal" officeooo:rsid="0114436d" style:font-weight-asian="normal" style:font-weight-complex="normal"/>
    </style:style>
    <style:style style:name="T24" style:family="text">
      <style:text-properties fo:font-weight="normal" officeooo:rsid="0117089b" style:font-weight-asian="normal" style:font-weight-complex="normal"/>
    </style:style>
    <style:style style:name="T25" style:family="text">
      <style:text-properties officeooo:rsid="011169c5"/>
    </style:style>
    <style:style style:name="T26" style:family="text">
      <style:text-properties officeooo:rsid="01249fde"/>
    </style:style>
    <style:style style:name="T27" style:family="text">
      <style:text-properties officeooo:rsid="0125b421"/>
    </style:style>
    <style:style style:name="T28" style:family="text">
      <style:text-properties officeooo:rsid="0126a3bc"/>
    </style:style>
    <style:style style:name="T29" style:family="text">
      <style:text-properties officeooo:rsid="012a393f"/>
    </style:style>
    <style:style style:name="T30" style:family="text">
      <style:text-properties officeooo:rsid="013086d4"/>
    </style:style>
    <style:style style:name="T31" style:family="text">
      <style:text-properties officeooo:rsid="013493d1"/>
    </style:style>
    <style:style style:name="T32" style:family="text">
      <style:text-properties officeooo:rsid="01417567"/>
    </style:style>
    <style:style style:name="T33" style:family="text">
      <style:text-properties officeooo:rsid="0143dc39"/>
    </style:style>
    <style:style style:name="T34" style:family="text">
      <style:text-properties officeooo:rsid="01470b1f"/>
    </style:style>
    <style:style style:name="T35" style:family="text">
      <style:text-properties officeooo:rsid="014abe97"/>
    </style:style>
    <style:style style:name="T36" style:family="text">
      <style:text-properties officeooo:rsid="014ca603"/>
    </style:style>
    <style:style style:name="T37" style:family="text">
      <style:text-properties officeooo:rsid="014d82ab"/>
    </style:style>
    <style:style style:name="T38" style:family="text">
      <style:text-properties officeooo:rsid="016cf681"/>
    </style:style>
    <style:style style:name="T39" style:family="text">
      <style:text-properties officeooo:rsid="016dd76f"/>
    </style:style>
    <style:style style:name="T40" style:family="text">
      <style:text-properties officeooo:rsid="016e345e"/>
    </style:style>
    <style:style style:name="T41" style:family="text">
      <style:text-properties officeooo:rsid="01710074"/>
    </style:style>
    <style:style style:name="T42" style:family="text">
      <style:text-properties officeooo:rsid="017d5ae9"/>
    </style:style>
    <style:style style:name="T43" style:family="text">
      <style:text-properties officeooo:rsid="017ff98b"/>
    </style:style>
    <style:style style:name="T44" style:family="text">
      <style:text-properties officeooo:rsid="01848a8f"/>
    </style:style>
    <style:style style:name="T45" style:family="text">
      <style:text-properties officeooo:rsid="014d82ab" fo:background-color="#ffff00" loext:char-shading-value="0"/>
    </style:style>
    <style:style style:name="T46" style:family="text">
      <style:text-properties officeooo:rsid="01898802"/>
    </style:style>
    <style:style style:name="T47" style:family="text">
      <style:text-properties officeooo:rsid="0192bde4"/>
    </style:style>
    <style:style style:name="T48" style:family="text">
      <style:text-properties officeooo:rsid="0198a0c2"/>
    </style:style>
    <style:style style:name="T49" style:family="text">
      <style:text-properties officeooo:rsid="019a7cd2"/>
    </style:style>
    <style:style style:name="T50" style:family="text">
      <style:text-properties officeooo:rsid="01bc382d"/>
    </style:style>
    <style:style style:name="T51" style:family="text">
      <style:text-properties officeooo:rsid="01c36f1a"/>
    </style:style>
    <style:style style:name="T52" style:family="text">
      <style:text-properties officeooo:rsid="01c9110f"/>
    </style:style>
    <style:style style:name="T53" style:family="text">
      <style:text-properties officeooo:rsid="01cc1426"/>
    </style:style>
    <style:style style:name="T54" style:family="text">
      <style:text-properties officeooo:rsid="01d427fc"/>
    </style:style>
    <style:style style:name="T55" style:family="text">
      <style:text-properties officeooo:rsid="01e0cd46"/>
    </style:style>
    <style:style style:name="T56" style:family="text">
      <style:text-properties officeooo:rsid="01e8fb85"/>
    </style:style>
    <style:style style:name="T57" style:family="text">
      <style:text-properties officeooo:rsid="01ecd120"/>
    </style:style>
    <style:style style:name="T58" style:family="text">
      <style:text-properties officeooo:rsid="01f071f8"/>
    </style:style>
    <style:style style:name="T59" style:family="text">
      <style:text-properties officeooo:rsid="01fdd620"/>
    </style:style>
    <style:style style:name="T60" style:family="text">
      <style:text-properties officeooo:rsid="0206d753"/>
    </style:style>
    <style:style style:name="T61" style:family="text">
      <style:text-properties officeooo:rsid="02100862"/>
    </style:style>
    <style:style style:name="T62" style:family="text">
      <style:text-properties officeooo:rsid="021abee5"/>
    </style:style>
    <style:style style:name="T63" style:family="text">
      <style:text-properties officeooo:rsid="0220e643"/>
    </style:style>
    <style:style style:name="T64" style:family="text">
      <style:text-properties officeooo:rsid="0226a620"/>
    </style:style>
    <style:style style:name="T65" style:family="text">
      <style:text-properties officeooo:rsid="022a5a3c"/>
    </style:style>
    <style:style style:name="T66" style:family="text">
      <style:text-properties officeooo:rsid="022ad157"/>
    </style:style>
    <style:style style:name="T67" style:family="text">
      <style:text-properties officeooo:rsid="022ea557"/>
    </style:style>
    <style:style style:name="T68" style:family="text">
      <style:text-properties officeooo:rsid="0233f563"/>
    </style:style>
    <style:style style:name="T69" style:family="text">
      <style:text-properties style:text-position="sub 58%" officeooo:rsid="0233f563"/>
    </style:style>
    <style:style style:name="T70" style:family="text">
      <style:text-properties style:text-position="super 58%" officeooo:rsid="0233f563"/>
    </style:style>
    <style:style style:name="T71" style:family="text">
      <style:text-properties style:text-position="0% 100%" officeooo:rsid="0239f894"/>
    </style:style>
    <style:style style:name="T72" style:family="text">
      <style:text-properties officeooo:rsid="024b5738"/>
    </style:style>
    <style:style style:name="T73" style:family="text">
      <style:text-properties officeooo:rsid="024c83e5"/>
    </style:style>
    <style:style style:name="T74" style:family="text">
      <style:text-properties officeooo:rsid="024e6960"/>
    </style:style>
    <style:style style:name="T75" style:family="text">
      <style:text-properties officeooo:rsid="02554c5e"/>
    </style:style>
    <style:style style:name="T76" style:family="text">
      <style:text-properties officeooo:rsid="025a3132"/>
    </style:style>
    <style:style style:name="T77" style:family="text">
      <style:text-properties officeooo:rsid="025f6366"/>
    </style:style>
    <style:style style:name="T78" style:family="text">
      <style:text-properties officeooo:rsid="0262399e"/>
    </style:style>
    <style:style style:name="T79" style:family="text">
      <style:text-properties officeooo:rsid="026606a8"/>
    </style:style>
    <style:style style:name="T80" style:family="text">
      <style:text-properties style:font-name="OpenSymbol" officeooo:rsid="026d3d6c" style:font-name-asian="OpenSymbol" style:font-name-complex="OpenSymbol"/>
    </style:style>
    <style:style style:name="T81" style:family="text">
      <style:text-properties officeooo:rsid="007de264"/>
    </style:style>
    <style:style style:name="T82" style:family="text">
      <style:text-properties officeooo:rsid="026ef08a"/>
    </style:style>
    <style:style style:name="T83" style:family="text">
      <style:text-properties officeooo:rsid="026fd1d8"/>
    </style:style>
    <style:style style:name="T84" style:family="text">
      <style:text-properties officeooo:rsid="0271ff07"/>
    </style:style>
    <style:style style:name="T85" style:family="text">
      <style:text-properties officeooo:rsid="02982f31"/>
    </style:style>
    <style:style style:name="T86" style:family="text">
      <style:text-properties officeooo:rsid="029dc83d"/>
    </style:style>
    <style:style style:name="T87" style:family="text">
      <style:text-properties officeooo:rsid="02b0778a"/>
    </style:style>
    <style:style style:name="T88" style:family="text">
      <style:text-properties officeooo:rsid="02bc0711"/>
    </style:style>
    <style:style style:name="T89" style:family="text">
      <style:text-properties officeooo:rsid="02c5da8d"/>
    </style:style>
    <style:style style:name="T90" style:family="text">
      <style:text-properties officeooo:rsid="02d34fe8"/>
    </style:style>
    <style:style style:name="T91" style:family="text">
      <style:text-properties officeooo:rsid="02d3db67"/>
    </style:style>
    <style:style style:name="T92" style:family="text">
      <style:text-properties officeooo:rsid="02e1723a"/>
    </style:style>
    <style:style style:name="T93" style:family="text">
      <style:text-properties officeooo:rsid="02e46d5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FunnelVision</text:p>
      <text:p text:style-name="Subtitle">Project <text:span text:style-name="T2">Planning </text:span>Documentation</text:p>
      <text:p text:style-name="P1"/>
      <text:p text:style-name="P2">Masado Ishii</text:p>
      <text:p text:style-name="P3">CIS441 Final Project</text:p>
      <text:p text:style-name="P4">Last change 2016-12-0<text:span text:style-name="T75">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08_279127627" text:style-name="Index_20_Link" text:visited-style-name="Index_20_Link">Introduction<text:tab/>1</text:a></text:p>
          <text:p text:style-name="P54"><text:a xlink:type="simple" xlink:href="#__RefHeading___Toc110_279127627" text:style-name="Index_20_Link" text:visited-style-name="Index_20_Link">Proposal (excerpt):<text:tab/>1</text:a></text:p>
          <text:p text:style-name="P54"><text:a xlink:type="simple" xlink:href="#__RefHeading___Toc112_279127627" text:style-name="Index_20_Link" text:visited-style-name="Index_20_Link">Suggestions from Prof. Hank Childs:<text:tab/>2</text:a></text:p>
          <text:p text:style-name="P55"><text:a xlink:type="simple" xlink:href="#__RefHeading___Toc272_139757363" text:style-name="Index_20_Link" text:visited-style-name="Index_20_Link">Requirements<text:tab/>2</text:a></text:p>
          <text:p text:style-name="P55"><text:a xlink:type="simple" xlink:href="#__RefHeading___Toc114_279127627" text:style-name="Index_20_Link" text:visited-style-name="Index_20_Link">Project Plan<text:tab/>2</text:a></text:p>
          <text:p text:style-name="P55"><text:a xlink:type="simple" xlink:href="#__RefHeading___Toc274_139757363" text:style-name="Index_20_Link" text:visited-style-name="Index_20_Link">Notes from Readings<text:tab/>3</text:a></text:p>
          <text:p text:style-name="P55"><text:a xlink:type="simple" xlink:href="#__RefHeading___Toc276_139757363" text:style-name="Index_20_Link" text:visited-style-name="Index_20_Link">Architectures/views<text:tab/>4</text:a></text:p>
          <text:p text:style-name="P54"><text:a xlink:type="simple" xlink:href="#__RefHeading___Toc278_139757363" text:style-name="Index_20_Link" text:visited-style-name="Index_20_Link">Scene management with portals: Execution view<text:tab/>4</text:a></text:p>
          <text:p text:style-name="P54"><text:a xlink:type="simple" xlink:href="#__RefHeading___Toc307_139757363" text:style-name="Index_20_Link" text:visited-style-name="Index_20_Link">Impact of the portal coordinate transform on the representation of vertex data<text:tab/>5</text:a></text:p>
          <text:p text:style-name="P55"><text:a xlink:type="simple" xlink:href="#__RefHeading___Toc280_139757363" text:style-name="Index_20_Link" text:visited-style-name="Index_20_Link">Unsorted Notes<text:tab/>6</text:a></text:p>
          <text:p text:style-name="P55"><text:a xlink:type="simple" xlink:href="#__RefHeading___Toc116_279127627" text:style-name="Index_20_Link" text:visited-style-name="Index_20_Link">Appendix: Project Chronology<text:tab/>7</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4">Inception</text:span><text:span text:style-name="T3">, and the video game </text:span><text:span text:style-name="T4">Portal</text:span><text:span text:style-name="T3">. I have always wanted to simulate a modified reality using computer programs. What better opportunity than a project for a Computer Graphics class?</text:span></text:p>
      <text:p text:style-name="P13">Some parameters that could be explored:</text:p>
      <text:list xml:id="list276550199796296620" text:style-name="L1">
        <text:list-item>
          <text:p text:style-name="P60">Portal type- <text:span text:style-name="T12">Flat window, or some volume displacement? (Wormholes are cutouts of open balls, with the boundaries glued together; do we allow the degenerate, volume-less cases or not?)</text:span></text:p>
        </text:list-item>
        <text:list-item>
          <text:p text:style-name="P61">Number of portals- <text:span text:style-name="T13">multiple views of the same room; looking through a series of portals.</text:span></text:p>
        </text:list-item>
        <text:list-item>
          <text:p text:style-name="P62">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move/rotate the camera. OpenGL/VTK will be my starting point. My first sketch of an implementation <text:soft-page-break/>is to create multiple views of an object using display lists/instancing/alternative view transform matrices. In order for the windows/portals to have boundaries, I think I will need to research methods of customizing "clipping".</text:p>
      <text:h text:style-name="P164" text:outline-level="2"><text:bookmark-start text:name="__RefHeading___Toc112_279127627"/>Suggestions from <text:span text:style-name="T5">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7463204176566571784" text:style-name="L2">
        <text:list-item>
          <text:p text:style-name="P109">Iteration 1:</text:p>
          <text:list>
            <text:list-item>
              <text:p text:style-name="P112">Render a scene <text:span text:style-name="T10">with a single portal in it.</text:span></text:p>
              <text:list>
                <text:list-item>
                  <text:p text:style-name="P113">No <text:span text:style-name="T67">bending of space</text:span>, <text:span text:style-name="T11">just do camera dispalcement through a stencil view.</text:span></text:p>
                </text:list-item>
                <text:list-item>
                  <text:p text:style-name="P114">There is a coordinate transformation between source portal (1) and destination portal (2): <text:span text:style-name="T68">Take coordinates relative to frame 1 (O</text:span><text:span text:style-name="T69">1</text:span><text:span text:style-name="T68">, u</text:span><text:span text:style-name="T69">1</text:span><text:span text:style-name="T68">, v</text:span><text:span text:style-name="T69">1</text:span><text:span text:style-name="T68">, w</text:span><text:span text:style-name="T69">1</text:span><text:span text:style-name="T68">), and apply in frame 2 (O</text:span><text:span text:style-name="T69">2</text:span><text:span text:style-name="T68">, u</text:span><text:span text:style-name="T69">2</text:span><text:span text:style-name="T68">, v</text:span><text:span text:style-name="T69">2</text:span><text:span text:style-name="T68">, w</text:span><text:span text:style-name="T69">2</text:span><text:span text:style-name="T68">). If M</text:span><text:span text:style-name="T69">i</text:span><text:span text:style-name="T68"> = [u</text:span><text:span text:style-name="T69">i</text:span><text:span text:style-name="T68"> v</text:span><text:span text:style-name="T69">i</text:span><text:span text:style-name="T68"> w</text:span><text:span text:style-name="T69">i</text:span><text:span text:style-name="T68">], then the transform is T(x) = O</text:span><text:span text:style-name="T69">2</text:span><text:span text:style-name="T68"> + M</text:span><text:span text:style-name="T69">2</text:span><text:span text:style-name="T68">M</text:span><text:span text:style-name="T69">1</text:span><text:span text:style-name="T70">-1</text:span><text:span text:style-name="T71">(</text:span><text:span text:style-name="T68">x – O</text:span><text:span text:style-name="T69">1</text:span><text:span text:style-name="T68">)</text:span></text:p>
                </text:list-item>
              </text:list>
            </text:list-item>
            <text:list-item>
              <text:p text:style-name="P115">The user can navigate in the plane with WASD and orient look with mouselook.</text:p>
            </text:list-item>
            <text:list-item>
              <text:p text:style-name="P116">The code should be extensible to a <text:span text:style-name="T79">scene with multiple portals.</text:span></text:p>
            </text:list-item>
            <text:list-item>
              <text:p text:style-name="P117">The code should be extensible to use mesh loading.</text:p>
            </text:list-item>
            <text:list-item>
              <text:p text:style-name="P116">The code should be extensible to use shaders.</text:p>
            </text:list-item>
          </text:list>
        </text:list-item>
      </text:list>
      <text:p text:style-name="P16"/>
      <text:list xml:id="list144447064276504" text:continue-numbering="true" text:style-name="L2">
        <text:list-item>
          <text:p text:style-name="P111">Iteration 2:</text:p>
          <text:list>
            <text:list-item>
              <text:p text:style-name="P118">[]</text:p>
            </text:list-item>
          </text:list>
        </text:list-item>
      </text:list>
      <text:h text:style-name="P56" text:outline-level="1"><text:bookmark-start text:name="__RefHeading___Toc114_279127627"/>Project Plan<text:bookmark-end text:name="__RefHeading___Toc114_279127627"/></text:h>
      <text:p text:style-name="P10">This project will move forward in iterations, as <text:span text:style-name="T6">the goals and requirements are converged upon.</text:span></text:p>
      <text:p text:style-name="P9">Plan as of 2016-12-0<text:span text:style-name="T75">7</text:span></text:p>
      <text:list xml:id="list4730860938830924239" text:style-name="L3">
        <text:list-item>
          <text:p text:style-name="P110">Iteration 1:</text:p>
          <text:list>
            <text:list-item>
              <text:p text:style-name="P119">Goals: <text:span text:style-name="T9">Proof of concept for the basic portal effect.</text:span></text:p>
            </text:list-item>
            <text:list-item>
              <text:p text:style-name="P120">Sub-iteration 1.1:</text:p>
            </text:list-item>
          </text:list>
        </text:list-item>
      </text:list>
      <text:list xml:id="list8656403226317093456" text:style-name="L4">
        <text:list-item>
          <text:list>
            <text:list-item>
              <text:list>
                <text:list-item>
                  <text:p text:style-name="P121">[12-01]: <text:span text:style-name="T80">✓</text:span><text:span text:style-name="T7">First draft of the requirements.</text:span></text:p>
                </text:list-item>
              </text:list>
            </text:list-item>
          </text:list>
        </text:list-item>
      </text:list>
      <text:list xml:id="list945230251640936467" text:style-name="L5">
        <text:list-item>
          <text:list>
            <text:list-item>
              <text:list>
                <text:list-item>
                  <text:p text:style-name="P122">[<text:span text:style-name="T8">12-05</text:span>]: <text:span text:style-name="T80">✓</text:span><text:span text:style-name="T81">Get a basic scene going- A floor and a floating cube.</text:span></text:p>
                </text:list-item>
              </text:list>
            </text:list-item>
          </text:list>
        </text:list-item>
      </text:list>
      <text:list xml:id="list144447314145307" text:continue-list="list4730860938830924239" text:style-name="L3">
        <text:list-item>
          <text:list>
            <text:list-item>
              <text:list>
                <text:list-item>
                  <text:p text:style-name="P123">For the interactor, we will use the one provided by Hank Childs in the projects.</text:p>
                </text:list-item>
              </text:list>
            </text:list-item>
            <text:list-item>
              <text:p text:style-name="P124">Sub-iteration 1.2:</text:p>
            </text:list-item>
          </text:list>
        </text:list-item>
      </text:list>
      <text:list xml:id="list2789958509380729785" text:style-name="L6">
        <text:list-item>
          <text:list>
            <text:list-item>
              <text:list>
                <text:list-item>
                  <text:p text:style-name="P125">[<text:span text:style-name="T15">12-05</text:span>]: <text:span text:style-name="T80">✓</text:span><text:span text:style-name="T81">Research "Portal OpenGL" done by others, maybe 30min</text:span></text:p>
                </text:list-item>
              </text:list>
            </text:list-item>
          </text:list>
        </text:list-item>
      </text:list>
      <text:list xml:id="list2648683128988420525" text:style-name="L7">
        <text:list-item>
          <text:list>
            <text:list-item>
              <text:list>
                <text:list-item>
                  <text:p text:style-name="P126">[<text:span text:style-name="T15">12-05</text:span>]: <text:span text:style-name="T80">✓</text:span><text:span text:style-name="T81">Find and read</text:span> stencil-buffering docs.</text:p>
                </text:list-item>
              </text:list>
            </text:list-item>
          </text:list>
        </text:list-item>
      </text:list>
      <text:list xml:id="list5232217850294894066" text:style-name="L8">
        <text:list-item>
          <text:list>
            <text:list-item>
              <text:list>
                <text:list-item>
                  <text:p text:style-name="P127">[12-06]: <text:span text:style-name="T80">✓</text:span>Derive a simple keystroke handler while retaining old rotation nav.</text:p>
                </text:list-item>
              </text:list>
            </text:list-item>
          </text:list>
        </text:list-item>
      </text:list>
      <text:list xml:id="list2201435591330474585" text:style-name="L9">
        <text:list-item>
          <text:list>
            <text:list-item>
              <text:list>
                <text:list-item>
                  <text:list>
                    <text:list-item>
                      <text:p text:style-name="P129"><text:soft-page-break/>Actually this is already done for us in fancy.vtk.</text:p>
                    </text:list-item>
                  </text:list>
                </text:list-item>
                <text:list-item>
                  <text:p text:style-name="P130">[12-08]: <text:span text:style-name="T89">Define a class hierarchy for meshes and objects.</text:span></text:p>
                </text:list-item>
              </text:list>
            </text:list-item>
          </text:list>
        </text:list-item>
      </text:list>
      <text:list xml:id="list1121374700277942954" text:style-name="L10">
        <text:list-item>
          <text:list>
            <text:list-item>
              <text:list>
                <text:list-item>
                  <text:list>
                    <text:list-item>
                      <text:p text:style-name="P131">[12-08]: <text:span text:style-name="T80">✓</text:span>Think about it.</text:p>
                    </text:list-item>
                  </text:list>
                </text:list-item>
              </text:list>
            </text:list-item>
          </text:list>
        </text:list-item>
      </text:list>
      <text:list xml:id="list8885966060754623753" text:style-name="L11">
        <text:list-item>
          <text:list>
            <text:list-item>
              <text:list>
                <text:list-item>
                  <text:list>
                    <text:list-item>
                      <text:p text:style-name="P132">[12-08]: <text:span text:style-name="T80">✓</text:span>Code it.</text:p>
                    </text:list-item>
                  </text:list>
                </text:list-item>
              </text:list>
            </text:list-item>
          </text:list>
        </text:list-item>
      </text:list>
      <text:list xml:id="list5393305502214565056" text:style-name="L12">
        <text:list-item>
          <text:list>
            <text:list-item>
              <text:list>
                <text:list-item>
                  <text:list>
                    <text:list-item>
                      <text:p text:style-name="P133">[12-08]: <text:span text:style-name="T80">✓</text:span>Refactor existing code to use that system.</text:p>
                    </text:list-item>
                  </text:list>
                </text:list-item>
              </text:list>
            </text:list-item>
          </text:list>
        </text:list-item>
      </text:list>
      <text:list xml:id="list7335420351478507265" text:style-name="L13">
        <text:list-item>
          <text:list>
            <text:list-item>
              <text:list>
                <text:list-item>
                  <text:list>
                    <text:list-item>
                      <text:p text:style-name="P134">[12-09]: <text:span text:style-name="T80">✓</text:span>Create portal objects.</text:p>
                    </text:list-item>
                  </text:list>
                </text:list-item>
              </text:list>
            </text:list-item>
          </text:list>
        </text:list-item>
      </text:list>
      <text:list xml:id="list144447468042130" text:continue-list="list2201435591330474585" text:style-name="L9">
        <text:list-item>
          <text:list>
            <text:list-item>
              <text:list>
                <text:list-item>
                  <text:p text:style-name="P135">[12-0<text:span text:style-name="T65">6</text:span>]: Create a half-portal (a <text:span text:style-name="T66">single</text:span> window)</text:p>
                </text:list-item>
              </text:list>
            </text:list-item>
          </text:list>
        </text:list-item>
      </text:list>
      <text:list xml:id="list6058833276586389316" text:style-name="L14">
        <text:list-item>
          <text:list>
            <text:list-item>
              <text:list>
                <text:list-item>
                  <text:list>
                    <text:list-item>
                      <text:p text:style-name="P128">[12-06]: <text:span text:style-name="T80">✓</text:span>Program the coordinate transform (for "camera").</text:p>
                    </text:list-item>
                  </text:list>
                </text:list-item>
              </text:list>
            </text:list-item>
          </text:list>
        </text:list-item>
      </text:list>
      <text:list xml:id="list6150066441800889259" text:style-name="L15">
        <text:list-item>
          <text:list>
            <text:list-item>
              <text:list>
                <text:list-item>
                  <text:list>
                    <text:list-item>
                      <text:list>
                        <text:list-item>
                          <text:p text:style-name="P136">[12-06]: <text:span text:style-name="T80">✓</text:span>Write an equation.</text:p>
                        </text:list-item>
                      </text:list>
                    </text:list-item>
                  </text:list>
                </text:list-item>
              </text:list>
            </text:list-item>
          </text:list>
        </text:list-item>
      </text:list>
      <text:list xml:id="list5917559401165136725" text:style-name="L16">
        <text:list-item>
          <text:list>
            <text:list-item>
              <text:list>
                <text:list-item>
                  <text:list>
                    <text:list-item>
                      <text:list>
                        <text:list-item>
                          <text:p text:style-name="P137">[12-07]: <text:span text:style-name="T80">✓</text:span><text:span text:style-name="T81">Find and test function that retrieves current modelview matrix.</text:span></text:p>
                        </text:list-item>
                      </text:list>
                    </text:list-item>
                  </text:list>
                </text:list-item>
              </text:list>
            </text:list-item>
          </text:list>
        </text:list-item>
      </text:list>
      <text:list xml:id="list5820915507710625267" text:style-name="L17">
        <text:list-item>
          <text:list>
            <text:list-item>
              <text:list>
                <text:list-item>
                  <text:list>
                    <text:list-item>
                      <text:list>
                        <text:list-item>
                          <text:p text:style-name="P139">[12-0<text:span text:style-name="T82">8</text:span>]: <text:span text:style-name="T80">✓</text:span>Find and test methods to construct &amp; multiply matrices.</text:p>
                        </text:list-item>
                      </text:list>
                    </text:list-item>
                  </text:list>
                </text:list-item>
              </text:list>
            </text:list-item>
          </text:list>
        </text:list-item>
      </text:list>
      <text:list xml:id="list1517748153049334709" text:style-name="L18">
        <text:list-item>
          <text:list>
            <text:list-item>
              <text:list>
                <text:list-item>
                  <text:list>
                    <text:list-item>
                      <text:list>
                        <text:list-item>
                          <text:p text:style-name="P140">[12-0<text:span text:style-name="T82">8</text:span>]: <text:span text:style-name="T80">✓</text:span>Find and test methods to set (not accumulate) modelview matrix.</text:p>
                        </text:list-item>
                      </text:list>
                    </text:list-item>
                  </text:list>
                </text:list-item>
              </text:list>
            </text:list-item>
          </text:list>
        </text:list-item>
      </text:list>
      <text:list xml:id="list8108902268974969058" text:style-name="L19">
        <text:list-item>
          <text:list>
            <text:list-item>
              <text:list>
                <text:list-item>
                  <text:list>
                    <text:list-item>
                      <text:list>
                        <text:list-item>
                          <text:p text:style-name="P141">[12-0<text:span text:style-name="T82">8</text:span>]: <text:span text:style-name="T80">✓</text:span>Refactor the draw-scene code to call recursively.</text:p>
                        </text:list-item>
                      </text:list>
                    </text:list-item>
                  </text:list>
                </text:list-item>
              </text:list>
            </text:list-item>
          </text:list>
        </text:list-item>
      </text:list>
      <text:list xml:id="list5275073105971549011" text:style-name="L20">
        <text:list-item>
          <text:list>
            <text:list-item>
              <text:list>
                <text:list-item>
                  <text:list>
                    <text:list-item>
                      <text:list>
                        <text:list-item>
                          <text:list>
                            <text:list-item>
                              <text:p text:style-name="P143"><text:span text:style-name="T80">✓</text:span>(Use a "number of passes left" parameter to halt the recursion.)</text:p>
                            </text:list-item>
                          </text:list>
                        </text:list-item>
                      </text:list>
                    </text:list-item>
                  </text:list>
                </text:list-item>
              </text:list>
            </text:list-item>
          </text:list>
        </text:list-item>
      </text:list>
      <text:list xml:id="list454616774515437924" text:style-name="L21">
        <text:list-item>
          <text:list>
            <text:list-item>
              <text:list>
                <text:list-item>
                  <text:list>
                    <text:list-item>
                      <text:list>
                        <text:list-item>
                          <text:p text:style-name="P144">[12-0<text:span text:style-name="T82">8</text:span>]: <text:span text:style-name="T80">✓</text:span>Put a recursive call in between camera transforms. <text:span text:style-name="T77">{Push,mult.,pop}</text:span></text:p>
                        </text:list-item>
                      </text:list>
                    </text:list-item>
                  </text:list>
                </text:list-item>
              </text:list>
            </text:list-item>
          </text:list>
        </text:list-item>
      </text:list>
      <text:list xml:id="list6477054382655704224" text:style-name="L22">
        <text:list-item>
          <text:list>
            <text:list-item>
              <text:list>
                <text:list-item>
                  <text:list>
                    <text:list-item>
                      <text:p text:style-name="P142">[12-0<text:span text:style-name="T83">8</text:span>]: <text:span text:style-name="T76">Apply stencil testing.</text:span></text:p>
                    </text:list-item>
                  </text:list>
                </text:list-item>
              </text:list>
            </text:list-item>
            <text:list-item>
              <text:p text:style-name="P145">Sub-iteration 1.3:</text:p>
              <text:list>
                <text:list-item>
                  <text:p text:style-name="P145">[12-0<text:span text:style-name="T84">8</text:span>]: <text:span text:style-name="T78">Refactor the draw-scene code to be extensible.</text:span></text:p>
                </text:list-item>
              </text:list>
            </text:list-item>
          </text:list>
        </text:list-item>
      </text:list>
      <text:list xml:id="list1422175850045920832" text:style-name="L23">
        <text:list-item>
          <text:list>
            <text:list-item>
              <text:list>
                <text:list-item>
                  <text:list>
                    <text:list-item>
                      <text:p text:style-name="P146">[12-0<text:span text:style-name="T84">8</text:span>]: Sketch out how display lists/instance arrays might be used…</text:p>
                    </text:list-item>
                    <text:list-item>
                      <text:p text:style-name="P146"><text:span text:style-name="T91">[sometime] ...p</text:span>ossibly in conjunction with shader programs.</text:p>
                    </text:list-item>
                  </text:list>
                </text:list-item>
              </text:list>
            </text:list-item>
          </text:list>
        </text:list-item>
      </text:list>
      <text:list xml:id="list144447225086771" text:continue-list="list6477054382655704224" text:style-name="L22">
        <text:list-item>
          <text:list>
            <text:list-item>
              <text:list>
                <text:list-item>
                  <text:list>
                    <text:list-item>
                      <text:list>
                        <text:list-item>
                          <text:p text:style-name="P138"/>
                        </text:list-item>
                      </text:list>
                    </text:list-item>
                  </text:list>
                </text:list-item>
              </text:list>
            </text:list-item>
          </text:list>
        </text:list-item>
      </text:list>
      <text:list xml:id="list8223195770692132390" text:style-name="L24">
        <text:list-item>
          <text:list>
            <text:list-item>
              <text:p text:style-name="P147">[sometime]: Program the interactor.</text:p>
            </text:list-item>
          </text:list>
        </text:list-item>
      </text:list>
      <text:h text:style-name="P57" text:outline-level="1"><text:bookmark-start text:name="__RefHeading___Toc274_139757363"/>Notes from Readings<text:bookmark-end text:name="__RefHeading___Toc274_139757363"/></text:h>
      <text:p text:style-name="P8">LearnOpenGL.com</text:p>
      <text:list xml:id="list683849649074362285" text:style-name="L25">
        <text:list-item>
          <text:p text:style-name="P63">Advanced-OpenGL/Depth-testing</text:p>
          <text:list>
            <text:list-item>
              <text:p text:style-name="P64">OpenGL gives options: <text:span text:style-name="T27">Depth-testing is performed after stencil testing.</text:span> Turn Depth testing on/off, control conditions (e.g. less, greater, always); <text:span text:style-name="T26">can access z-buffer from a fragment shader; can flush the depth buffer.</text:span></text:p>
            </text:list-item>
            <text:list-item>
              <text:p text:style-name="P65">This section is probably useful if I focus on stencil testing.</text:p>
            </text:list-item>
            <text:list-item>
              <text:p text:style-name="P66">Maybe I <text:span text:style-name="T28">need to turn depth-testing on/off when I render through a portal…</text:span></text:p>
            </text:list-item>
          </text:list>
        </text:list-item>
        <text:list-item>
          <text:p text:style-name="P67">Advanced-OpenGL/Stencil-testing</text:p>
          <text:list>
            <text:list-item>
              <text:p text:style-name="P67">There is a stencil buffer, like the depth buffer and the color buffer. <text:span text:style-name="T29">It is a 2D 8-bit mask.</text:span></text:p>
              <text:list>
                <text:list-item>
                  <text:p text:style-name="P68">We have 256 possible values. Are these like channels? <text:span text:style-name="T31">(Up to 256 portals!)</text:span></text:p>
                </text:list-item>
              </text:list>
            </text:list-item>
            <text:list-item>
              <text:p text:style-name="P69"><text:span text:style-name="T32">Create a stencil bufer using</text:span> windowing library; <text:span text:style-name="T32">OpenGL does not create it for you.</text:span></text:p>
            </text:list-item>
            <text:list-item>
              <text:p text:style-name="P70">glStencilFunc(func, ref, mask): <text:span text:style-name="T35">Defines the stencil-test and sets values for </text:span>glStencilOp().</text:p>
            </text:list-item>
            <text:list-item>
              <text:p text:style-name="P71">glStencilOp(<text:span text:style-name="T30">sfail, dpfail, dppass</text:span>): <text:span text:style-name="T36">Define</text:span> action <text:span text:style-name="T36">based on combo</text:span> of stencil-test &amp; depth-test.</text:p>
            </text:list-item>
            <text:list-item>
              <text:p text:style-name="P72">~For my project:</text:p>
              <text:list>
                <text:list-item>
                  <text:p text:style-name="P73"><text:soft-page-break/>The below paradigm can be summarized: <text:span text:style-name="T46">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74">Initially the stencil buffer should have all 1's.</text:p>
                </text:list-item>
                <text:list-item>
                  <text:p text:style-name="P75">For each portal surface, assign a unique stencil reference id with glStencilFunc().</text:p>
                </text:list-item>
                <text:list-item>
                  <text:p text:style-name="P76"><text:span text:style-name="T34">Rendering a portal surface, w</text:span>e want</text:p>
                  <text:list>
                    <text:list-item>
                      <text:p text:style-name="P76"><text:span text:style-name="T37">glStencilFunc(</text:span><text:span text:style-name="T45">GL_ALWAYS</text:span><text:span text:style-name="T37">, </text:span><text:span text:style-name="T45">portal</text:span><text:span text:style-name="T37">_ref, 0xFF); // Re-write with this portal.</text:span></text:p>
                    </text:list-item>
                    <text:list-item>
                      <text:p text:style-name="P77">glStencilMask(0xFF); // <text:span text:style-name="T38">Enable stencil-writing for portal objects.</text:span></text:p>
                    </text:list-item>
                    <text:list-item>
                      <text:p text:style-name="P78">glStencilOp(*, GL_KEEP, GL_REPLACE); <text:s/>// The stencil test fails only for recursive portals.</text:p>
                    </text:list-item>
                  </text:list>
                </text:list-item>
                <text:list-item>
                  <text:p text:style-name="P79">Rendering <text:span text:style-name="T43">everything else, we want</text:span></text:p>
                  <text:list>
                    <text:list-item>
                      <text:p text:style-name="P80">glStencilFunc(<text:span text:style-name="T40">GL_EQUAL, portal_ref</text:span>, <text:span text:style-name="T41">0xFF)</text:span>; // <text:span text:style-name="T42">Note: Base case is no portal, and portal_ref == 255.</text:span></text:p>
                    </text:list-item>
                    <text:list-item>
                      <text:p text:style-name="P81">glStencilMask(0x00); <text:span text:style-name="T39">// Disable stencil-writing for non-portal objects.</text:span></text:p>
                    </text:list-item>
                  </text:list>
                </text:list-item>
                <text:list-item>
                  <text:p text:style-name="P82">For each (visible) portal, re-render the scene from a different camera. <text:span text:style-name="T33">Need to retain depth-buffer and stencil buffer.</text:span></text:p>
                </text:list-item>
              </text:list>
            </text:list-item>
            <text:list-item>
              <text:p text:style-name="P83">~The above is limited to 8 portals and does not provide a way to tell when a portal is on screen to invoke recursion. There may be another paradigm that works better.</text:p>
            </text:list-item>
          </text:list>
        </text:list-item>
        <text:list-item>
          <text:p text:style-name="P84">Advanced-OpenGL/Face-culling</text:p>
          <text:list>
            <text:list-item>
              <text:p text:style-name="P85">Triangle orientation is determined by "winding order" convention: <text:span text:style-name="T62">CCW = front-facing.</text:span></text:p>
            </text:list-item>
            <text:list-item>
              <text:p text:style-name="P86">glEnable(GL_CULL_FACE);</text:p>
            </text:list-item>
          </text:list>
        </text:list-item>
        <text:list-item>
          <text:p text:style-name="P87">Advanced-OpenGL/Framebuffers</text:p>
          <text:list>
            <text:list-item>
              <text:p text:style-name="P87">Can create auxiliary framebuffers. Allows rendering to textures or renderbuffer objects.</text:p>
            </text:list-item>
            <text:list-item>
              <text:p text:style-name="P88">Rendering to textures is interesting. Can do mirrors, tvs, <text:span text:style-name="T63">and</text:span> post-processing.</text:p>
            </text:list-item>
          </text:list>
        </text:list-item>
        <text:list-item>
          <text:p text:style-name="P89">Advanced-OpenGL/Advanced-Data</text:p>
          <text:list>
            <text:list-item>
              <text:p text:style-name="P89">Manage buffers in "interleaved" format or "batch" format.</text:p>
              <text:list>
                <text:list-item>
                  <text:p text:style-name="P90">"Batch" is normally how you would store and read <text:span text:style-name="T64">vertex attribute files.</text:span></text:p>
                </text:list-item>
              </text:list>
            </text:list-item>
          </text:list>
        </text:list-item>
        <text:list-item>
          <text:p text:style-name="P91">Advanced-OpenGL/Instancing</text:p>
          <text:list>
            <text:list-item>
              <text:p text:style-name="P91">Without: performance breaks down at ~1500 asteroids. With: 100000 astroids ok!</text:p>
            </text:list-item>
          </text:list>
        </text:list-item>
      </text:list>
      <text:h text:style-name="Heading_20_1" text:outline-level="1"><text:bookmark-start text:name="__RefHeading___Toc276_139757363"/>Architectures/<text:span text:style-name="T48">views</text:span><text:bookmark-end text:name="__RefHeading___Toc276_139757363"/></text:h>
      <text:h text:style-name="Heading_20_2" text:outline-level="2"><text:bookmark-start text:name="__RefHeading___Toc278_139757363"/>Scene <text:span text:style-name="T49">management with portals: Execution view</text:span><text:bookmark-end text:name="__RefHeading___Toc278_139757363"/></text:h>
      <text:p text:style-name="P15">Attribution: <text:span text:style-name="T60">Depth-first treatment was inspired by the "MiniPortal" tutorial.</text:span></text:p>
      <text:p text:style-name="P15"/>
      <text:list xml:id="list8569726814213385853" text:style-name="L26">
        <text:list-item>
          <text:p text:style-name="P92">The stencil buffer is initialized to <text:span text:style-name="T51">all 255s, and reduces by one for every recursive render pass.</text:span></text:p>
        </text:list-item>
      </text:list>
      <text:p text:style-name="P14"/>
      <text:list xml:id="list144445447653760" text:continue-numbering="true" text:style-name="L26">
        <text:list-item>
          <text:p text:style-name="P93"><text:soft-page-break/>Draw scene objects…</text:p>
        </text:list-item>
        <text:list-item>
          <text:p text:style-name="P93">When drawing a portal surface:</text:p>
          <text:list>
            <text:list-item>
              <text:p text:style-name="P94">Don't clear the depth buffer.</text:p>
            </text:list-item>
            <text:list-item>
              <text:p text:style-name="P95">Use the silhouette of the portal surface to update the stencil buffer.</text:p>
              <text:list>
                <text:list-item>
                  <text:p text:style-name="P96">Supply ref=level_of_recursion.</text:p>
                </text:list-item>
                <text:list-item>
                  <text:p text:style-name="P97">Stencil test with glStencilFunc(GL_GEQUAL, ref, 0xFF).</text:p>
                  <text:list>
                    <text:list-item>
                      <text:p text:style-name="P98">Passes when ref &gt;= stencil. <text:span text:style-name="T52">Fails when stencil &gt; ref.</text:span></text:p>
                    </text:list-item>
                    <text:list-item>
                      <text:p text:style-name="P99">Rational<text:span text:style-name="T50">e: Then stencil buffer blocks every pixel which does not reach the current recursion.</text:span></text:p>
                    </text:list-item>
                    <text:list-item>
                      <text:p text:style-name="P100">Exception: <text:span text:style-name="T53">If a nearer portal blocks and is rendered first, then the stencil cannot block rendering in the further portal. It is then up to the depth buffer.</text:span></text:p>
                    </text:list-item>
                  </text:list>
                </text:list-item>
                <text:list-item>
                  <text:p text:style-name="P101">Stencil update with glStencilOp(<text:span text:style-name="T54">GL_KEEP, GL_KEEP, GL_DECR).</text:span></text:p>
                </text:list-item>
              </text:list>
            </text:list-item>
            <text:list-item>
              <text:p text:style-name="P102">Push camera transform <text:span text:style-name="T55">to a portal camera stack.</text:span></text:p>
            </text:list-item>
            <text:list-item>
              <text:p text:style-name="P103">Calculate a <text:span text:style-name="T56">new camera relative to old camera and the two portals.</text:span></text:p>
              <text:list>
                <text:list-item>
                  <text:p text:style-name="P104">Trick the depth buffer to <text:span text:style-name="T57">discard fragments from behind the "out" portal.</text:span></text:p>
                </text:list-item>
              </text:list>
            </text:list-item>
            <text:list-item>
              <text:p text:style-name="P105">Invoke the render scene <text:span text:style-name="T58">routine with the current level of recursion / render pass.</text:span></text:p>
              <text:list>
                <text:list-item>
                  <text:p text:style-name="P106">The recursion stops at some point.</text:p>
                </text:list-item>
              </text:list>
            </text:list-item>
            <text:list-item>
              <text:p text:style-name="P107">Pop the camera transform from portal camera stack.</text:p>
            </text:list-item>
            <text:list-item>
              <text:p text:style-name="P108">Write over <text:span text:style-name="T59">the depth buffer using the silhouette of the portal surface.</text:span></text:p>
            </text:list-item>
          </text:list>
        </text:list-item>
      </text:list>
      <text:h text:style-name="P165" text:outline-level="2"><text:bookmark-start text:name="__RefHeading___Toc307_139757363"/>Impact of the portal coordinate transform on <text:span text:style-name="T85">the representation of vertex data</text:span><text:bookmark-end text:name="__RefHeading___Toc307_139757363"/></text:h>
      <text:p text:style-name="P59">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p>
      <text:p text:style-name="P11">To keep things simple and yet extensible, the ideal mesh <text:span text:style-name="T87">abstraction is that of two possible descriptions: one (future) being a classic triangle/polygon specificiation, and the other, being through raw OpenGL. The separation of object model matrix from mesh data just means defining the boundary between one object and another. To borrow the analogy from Blender, Mesh is one (abstract) data type, whose instances define various shapes. MeshObject is another data type, whose instances are composed of a model matrix and a pointer to a Mesh instance. The PortalObject is a derivative of MeshObject.</text:span></text:p>
      <text:p text:style-name="P12"><text:span text:style-name="T86">The PolygonMesh</text:span> <text:span text:style-name="T88">morph</text:span> of <text:span text:style-name="T86">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1" text:outline-level="1"><text:bookmark-start text:name="__RefHeading___Toc280_139757363"/><text:soft-page-break/>Unsorted Notes<text:bookmark-end text:name="__RefHeading___Toc280_139757363"/></text:h>
      <text:list xml:id="list3424193699304145228" text:style-name="L27">
        <text:list-item>
          <text:p text:style-name="P148">I Googled "Portal OpenGl." Leading the <text:span text:style-name="T16">list of</text:span> result<text:span text:style-name="T16">s</text:span> was this WikiBooks walkthrough:</text:p>
          <text:list>
            <text:list-item>
              <text:p text:style-name="P148">&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149">I am unsettled by the prospect of stealing ideas. I need clear boundaries on <text:span text:style-name="T17">what counts as plagiarism here.</text:span></text:p>
          <text:list>
            <text:list-item>
              <text:p text:style-name="P150">If this were a scientific or production setting, <text:span text:style-name="T19">it would be a waste of time to </text:span>invent the wheel. Build or buy.</text:p>
            </text:list-item>
            <text:list-item>
              <text:p text:style-name="P151">But this is a creative project. <text:span text:style-name="T18">Usually that means I have an independent goal and look for creative solutions to work toward my own goal. So, it may be fine to include outside sources, but they should not define my project.</text:span></text:p>
            </text:list-item>
            <text:list-item>
              <text:p text:style-name="P152">A reason to peek at the tutorial would be to see potential roadblocks ahead of time. <text:span text:style-name="T21">E.g., how much more about OpenGL do I need to know, beyond "stencil rendering"?</text:span></text:p>
            </text:list-item>
          </text:list>
        </text:list-item>
        <text:list-item>
          <text:p text:style-name="P153">I need to have a better grasp on what OpenGL can do. <text:span text:style-name="T25">Perhaps use my </text:span>approach to learning Python, but in a focused, condensed schedule.</text:p>
        </text:list-item>
        <text:list-item>
          <text:p text:style-name="P154">I have a Firefox bookmark for <text:a xlink:type="simple" xlink:href="https://learnopengl.com/" text:style-name="Internet_20_link" text:visited-style-name="Visited_20_Internet_20_Link"><text:span text:style-name="T22">https://learnopengl.com/</text:span></text:a><text:span text:style-name="T22">.</text:span></text:p>
          <text:list>
            <text:list-item>
              <text:p text:style-name="P155">This tutorial-based presentation of the capabilities of OpenGL is slow and conversational, but it is clear enough that I will keep reading.</text:p>
            </text:list-item>
            <text:list-item>
              <text:p text:style-name="P161"><text:span text:style-name="T22">The Shaders section &lt;</text:span><text:a xlink:type="simple" xlink:href="https://learnopengl.com/#!Getting-started/Shaders" text:style-name="Internet_20_link" text:visited-style-name="Visited_20_Internet_20_Link"><text:span text:style-name="T22">https://learnopengl.com/#!Getting-started/Shaders</text:span></text:a><text:span text:style-name="T22">&gt; </text:span><text:span text:style-name="T23">is informative. It concludes with source code for a shader-compilation system: a class which reads shader programs from text files and enacts the gl busy work of getting those shader programs to the GPU.</text:span></text:p>
              <text:list>
                <text:list-item>
                  <text:p text:style-name="P162"><text:span text:style-name="T23">I </text:span><text:span text:style-name="T22">should investigate the licensing of that source code, because I think I'd like to do some procedural textures using shaders, to add interesting effects to my game/</text:span><text:span text:style-name="T24">world</text:span><text:span text:style-name="T22">.</text:span></text:p>
                </text:list-item>
              </text:list>
            </text:list-item>
            <text:list-item>
              <text:p text:style-name="P156">The Advanced OpenGL menu includes the following topics: Depth testing; Stencil testing; Blending; Face culling; Framebuffers; Cubemaps; Advanced Data; Advanced GLSL; Geometry Shader; Instancing; Anti Aliasing.</text:p>
            </text:list-item>
          </text:list>
        </text:list-item>
        <text:list-item>
          <text:p text:style-name="P157">VTK comes with some good examples. My installation is in ~/data/applications/VTK-6.3.0/. I studied the examples in Examples/Tutorial/Step4/ and …/Step5/.</text:p>
          <text:list>
            <text:list-item>
              <text:p text:style-name="P158">I also built the example programs in temporary subdirectories.</text:p>
            </text:list-item>
            <text:list-item>
              <text:p text:style-name="P159">To keep CMake happy, I changed the argument of find_package() to (VTK REQUIRED). This allowed me to run "cmake ." then "make" and finally "./Cone4".</text:p>
            </text:list-item>
          </text:list>
        </text:list-item>
        <text:list-item>
          <text:p text:style-name="P163"><text:span text:style-name="T22">The VTK 6.3 doxygen is hosted at &lt;</text:span><text:a xlink:type="simple" xlink:href="http://www.vtk.org/doc/release/6.3/html/annotated.html" text:style-name="Internet_20_link" text:visited-style-name="Visited_20_Internet_20_Link"><text:span text:style-name="T22">http://www.vtk.org/doc/release/6.3/html/annotated.html</text:span></text:a><text:span text:style-name="T22">&gt;</text:span></text:p>
        </text:list-item>
        <text:list-item>
          <text:p text:style-name="P160"/>
        </text:list-item>
      </text:list>
      <text:h text:style-name="P58"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header-rows>
          <table:table-row>
            <table:table-cell table:style-name="Chronology.A1" office:value-type="string">
              <text:p text:style-name="P51">Time spent (approx.)</text:p>
            </table:table-cell>
            <table:table-cell table:style-name="Chronology.A1" office:value-type="string">
              <text:p text:style-name="P52">Activity</text:p>
            </table:table-cell>
          </table:table-row>
        </table:table-header-rows>
        <table:table-row>
          <table:table-cell table:style-name="Chronology.A3" office:value-type="string">
            <text:p text:style-name="P30">Total = <text:span text:style-name="T93">27hr15min</text:span></text:p>
          </table:table-cell>
          <table:table-cell table:style-name="Chronology.B3" office:value-type="string">
            <text:p text:style-name="P18"/>
          </table:table-cell>
        </table:table-row>
        <table:table-row>
          <table:table-cell table:style-name="Chronology.A3" office:value-type="string">
            <text:p text:style-name="P17">30m</text:p>
          </table:table-cell>
          <table:table-cell table:style-name="Chronology.B3" office:value-type="string">
            <text:p text:style-name="P18">Set up documents.</text:p>
          </table:table-cell>
        </table:table-row>
        <table:table-row>
          <table:table-cell table:style-name="Chronology.A42" office:value-type="string">
            <text:p text:style-name="P19">30m</text:p>
          </table:table-cell>
          <table:table-cell table:style-name="Chronology.B42" office:value-type="string">
            <text:p text:style-name="P20">Draft requirements and exploratory questions.</text:p>
          </table:table-cell>
        </table:table-row>
        <table:table-row>
          <table:table-cell table:style-name="Chronology.A42" office:value-type="string">
            <text:p text:style-name="P21">30m</text:p>
          </table:table-cell>
          <table:table-cell table:style-name="Chronology.B42" office:value-type="string">
            <text:p text:style-name="P21">Get example program (fancy.vtk) compiling/running.</text:p>
            <text:p text:style-name="P21">Set up git. Write attributions.</text:p>
          </table:table-cell>
        </table:table-row>
        <table:table-row>
          <table:table-cell table:style-name="Chronology.A17" office:value-type="string">
            <text:p text:style-name="P22"><text:span text:style-name="T14">2</text:span>hr</text:p>
          </table:table-cell>
          <table:table-cell table:style-name="Chronology.B42" office:value-type="string">
            <text:p text:style-name="P22">Learn how to use (multiple) display lists. Set up simple scene.</text:p>
          </table:table-cell>
        </table:table-row>
        <table:table-row>
          <table:table-cell table:style-name="Chronology.A17" office:value-type="string">
            <text:p text:style-name="P23">10min</text:p>
          </table:table-cell>
          <table:table-cell table:style-name="Chronology.B42" office:value-type="string">
            <text:p text:style-name="P24"><text:span text:style-name="T20">Google, p</text:span>review WikiBooks OpenGL/Portal tutorial.</text:p>
          </table:table-cell>
        </table:table-row>
        <table:table-row>
          <table:table-cell table:style-name="Chronology.A17" office:value-type="string">
            <text:p text:style-name="P23">20min</text:p>
          </table:table-cell>
          <table:table-cell table:style-name="Chronology.B42" office:value-type="string">
            <text:p text:style-name="P23">Evaluate project direction and to what extent outside sources can be integrated.</text:p>
          </table:table-cell>
        </table:table-row>
        <table:table-row>
          <table:table-cell table:style-name="Chronology.A17" office:value-type="string">
            <text:p text:style-name="P25">50min</text:p>
          </table:table-cell>
          <table:table-cell table:style-name="Chronology.B42" office:value-type="string">
            <text:p text:style-name="P25">Overview LearnOpenGL.com: Intro, shaders, PBR.</text:p>
          </table:table-cell>
        </table:table-row>
        <table:table-row>
          <table:table-cell table:style-name="Chronology.A17" office:value-type="string">
            <text:p text:style-name="P26">20min</text:p>
          </table:table-cell>
          <table:table-cell table:style-name="Chronology.B42" office:value-type="string">
            <text:p text:style-name="P26">Read advanced/Depth-testing</text:p>
          </table:table-cell>
        </table:table-row>
        <table:table-row>
          <table:table-cell table:style-name="Chronology.A17" office:value-type="string">
            <text:p text:style-name="P27">1<text:span text:style-name="T47">40</text:span>min</text:p>
          </table:table-cell>
          <table:table-cell table:style-name="Chronology.B42" office:value-type="string">
            <text:p text:style-name="P27">Read advanced/Stencil-testing and <text:span text:style-name="T44">struggle</text:span> to bend to multiple portals.</text:p>
          </table:table-cell>
        </table:table-row>
        <table:table-row>
          <table:table-cell table:style-name="Chronology.A17" office:value-type="string">
            <text:p text:style-name="P28">1hr</text:p>
          </table:table-cell>
          <table:table-cell table:style-name="Chronology.B42" office:value-type="string">
            <text:p text:style-name="P29">Resolve stencil buffer <text:span text:style-name="T61">and write scene management pseudocode.</text:span></text:p>
          </table:table-cell>
        </table:table-row>
        <table:table-row>
          <table:table-cell table:style-name="Chronology.A17" office:value-type="string">
            <text:p text:style-name="P31">25min</text:p>
          </table:table-cell>
          <table:table-cell table:style-name="Chronology.B42" office:value-type="string">
            <text:p text:style-name="P31">Review Mini-portal tutorial to see if there were any hints about behind-portal blocking.</text:p>
          </table:table-cell>
        </table:table-row>
        <table:table-row>
          <table:table-cell table:style-name="Chronology.A17" office:value-type="string">
            <text:p text:style-name="P32">1hr</text:p>
          </table:table-cell>
          <table:table-cell table:style-name="Chronology.B42" office:value-type="string">
            <text:p text:style-name="P32">Skim the rest of the OpenGL advanced topics.</text:p>
          </table:table-cell>
        </table:table-row>
        <table:table-row>
          <table:table-cell table:style-name="Chronology.A17" office:value-type="string">
            <text:p text:style-name="P33">20min</text:p>
          </table:table-cell>
          <table:table-cell table:style-name="Chronology.B42" office:value-type="string">
            <text:p text:style-name="P33">Derive the portal coordinate transform</text:p>
          </table:table-cell>
        </table:table-row>
        <table:table-row>
          <table:table-cell table:style-name="Chronology.A17" office:value-type="string">
            <text:p text:style-name="P33">1hr</text:p>
          </table:table-cell>
          <table:table-cell table:style-name="Chronology.B42" office:value-type="string">
            <text:p text:style-name="P33">Study the vtk mapper/actor/renderer/interactor pipeline: examples by Hank and Kitware.</text:p>
          </table:table-cell>
        </table:table-row>
        <table:table-row>
          <table:table-cell table:style-name="Chronology.A17" office:value-type="string">
            <text:p text:style-name="P34">40min</text:p>
          </table:table-cell>
          <table:table-cell table:style-name="Chronology.B42" office:value-type="string">
            <text:p text:style-name="P34">Search in vain for VTK documentation. (It's got to be somewhere?)</text:p>
          </table:table-cell>
        </table:table-row>
        <table:table-row>
          <table:table-cell table:style-name="Chronology.A18" office:value-type="string">
            <text:p text:style-name="P35"><text:span text:style-name="T72">30</text:span>min</text:p>
          </table:table-cell>
          <table:table-cell table:style-name="Chronology.B42" office:value-type="string">
            <text:p text:style-name="P35">Reason about matrix multiplication order.</text:p>
          </table:table-cell>
        </table:table-row>
        <table:table-row>
          <table:table-cell table:style-name="Chronology.A42" office:value-type="string">
            <text:p text:style-name="P36">10min</text:p>
          </table:table-cell>
          <table:table-cell table:style-name="Chronology.B42" office:value-type="string">
            <text:p text:style-name="P36">Correct the portal coordinate transform</text:p>
          </table:table-cell>
        </table:table-row>
        <table:table-row>
          <table:table-cell table:style-name="Chronology.A29" office:value-type="string">
            <text:p text:style-name="P37">25min</text:p>
          </table:table-cell>
          <table:table-cell table:style-name="Chronology.B42" office:value-type="string">
            <text:p text:style-name="P37">Browse OpenGL extensions, including glm (maybe used in vtk?) and OpenSceneGraph.</text:p>
          </table:table-cell>
        </table:table-row>
        <table:table-row>
          <table:table-cell table:style-name="Chronology.A29" office:value-type="string">
            <text:p text:style-name="P38">45min</text:p>
          </table:table-cell>
          <table:table-cell table:style-name="Chronology.B42" office:value-type="string">
            <text:p text:style-name="P38">Look for docs/examples??</text:p>
          </table:table-cell>
        </table:table-row>
        <table:table-row>
          <table:table-cell table:style-name="Chronology.A29" office:value-type="string">
            <text:p text:style-name="P40">35min</text:p>
          </table:table-cell>
          <table:table-cell table:style-name="Chronology.B42" office:value-type="string">
            <text:p text:style-name="P39"><text:span text:style-name="T74">Try to figure out how to use vtkCamera:: Get/</text:span>SetModelTransformMatrix<text:span text:style-name="T73">()</text:span></text:p>
          </table:table-cell>
        </table:table-row>
        <table:table-row>
          <table:table-cell table:style-name="Chronology.A29" office:value-type="string">
            <text:p text:style-name="P41">15min</text:p>
          </table:table-cell>
          <table:table-cell table:style-name="Chronology.B42" office:value-type="string">
            <text:p text:style-name="P41">Return to OpenGL matrices.</text:p>
          </table:table-cell>
        </table:table-row>
        <table:table-row>
          <table:table-cell table:style-name="Chronology.A29" office:value-type="string">
            <text:p text:style-name="P42">40min</text:p>
          </table:table-cell>
          <table:table-cell table:style-name="Chronology.B42" office:value-type="string">
            <text:p text:style-name="P42">Created a way to print the current OpenGL ModelView matrix.</text:p>
          </table:table-cell>
        </table:table-row>
        <table:table-row>
          <table:table-cell table:style-name="Chronology.A29" office:value-type="string">
            <text:p text:style-name="P43">3hr20m</text:p>
          </table:table-cell>
          <table:table-cell table:style-name="Chronology.B42" office:value-type="string">
            <text:p text:style-name="P43">Puzzle over matrices, <text:span text:style-name="T90">meshes; document plan for tracking portal orientation.</text:span></text:p>
          </table:table-cell>
        </table:table-row>
        <table:table-row>
          <table:table-cell table:style-name="Chronology.A29" office:value-type="string">
            <text:p text:style-name="P44">3hr20m</text:p>
          </table:table-cell>
          <table:table-cell table:style-name="Chronology.B42" office:value-type="string">
            <text:p text:style-name="P44">Finish implementing/debugging the data type hierarchy and refactorization.</text:p>
          </table:table-cell>
        </table:table-row>
        <table:table-row>
          <table:table-cell table:style-name="Chronology.A29" office:value-type="string">
            <text:p text:style-name="P45">1hr</text:p>
          </table:table-cell>
          <table:table-cell table:style-name="Chronology.B42" office:value-type="string">
            <text:p text:style-name="P45">Clean up vtk harness and move my scene code to a run-once initializer.</text:p>
          </table:table-cell>
        </table:table-row>
        <table:table-row>
          <table:table-cell table:style-name="Chronology.A29" office:value-type="string">
            <text:p text:style-name="P46">40min</text:p>
          </table:table-cell>
          <table:table-cell table:style-name="Chronology.B42" office:value-type="string">
            <text:p text:style-name="P46">Refactor scene container</text:p>
          </table:table-cell>
        </table:table-row>
        <table:table-row>
          <table:table-cell table:style-name="Chronology.A29" office:value-type="string">
            <text:p text:style-name="P46">30min</text:p>
          </table:table-cell>
          <table:table-cell table:style-name="Chronology.B42" office:value-type="string">
            <text:p text:style-name="P46">Make an animation.</text:p>
          </table:table-cell>
        </table:table-row>
        <table:table-row>
          <table:table-cell table:style-name="Chronology.A30" office:value-type="string">
            <text:p text:style-name="P47">1hr40min</text:p>
          </table:table-cell>
          <table:table-cell table:style-name="Chronology.B42" office:value-type="string">
            <text:p text:style-name="P47">Add rotated planes (debug radians) and add color to the cube.</text:p>
          </table:table-cell>
        </table:table-row>
        <text:soft-page-break/>
        <table:table-row>
          <table:table-cell table:style-name="Chronology.A42" office:value-type="string">
            <text:p text:style-name="P48">30min</text:p>
          </table:table-cell>
          <table:table-cell table:style-name="Chronology.B42" office:value-type="string">
            <text:p text:style-name="P48">Figure out what order to multiply the matrices.</text:p>
          </table:table-cell>
        </table:table-row>
        <table:table-row>
          <table:table-cell table:style-name="Chronology.A42" office:value-type="string">
            <text:p text:style-name="P48">20min</text:p>
          </table:table-cell>
          <table:table-cell table:style-name="Chronology.B42" office:value-type="string">
            <text:p text:style-name="P48">Implement the transformation, with recursive draw.</text:p>
          </table:table-cell>
        </table:table-row>
        <table:table-row>
          <table:table-cell table:style-name="Chronology.A42" office:value-type="string">
            <text:p text:style-name="P49">1hr10m</text:p>
          </table:table-cell>
          <table:table-cell table:style-name="Chronology.B42" office:value-type="string">
            <text:p text:style-name="P49">Write prepared stencil buffering calls. Tried to debug. Realized OpenGL was acting like stencil buffering not enabled at all. <text:span text:style-name="T92">Remembered warning that not all frameworks give you stencil buffers</text:span></text:p>
          </table:table-cell>
        </table:table-row>
        <table:table-row>
          <table:table-cell table:style-name="Chronology.A42" office:value-type="string">
            <text:p text:style-name="P50">30min</text:p>
          </table:table-cell>
          <table:table-cell table:style-name="Chronology.B42" office:value-type="string">
            <text:p text:style-name="P50">Attempt to attach my own stencil buffer to the framebuffer.</text:p>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4.2$Linux_X86_64 LibreOffice_project/10m0$Build-2</meta:generator>
    <dc:date>2016-12-09T14:19:04.627890750</dc:date>
    <meta:editing-duration>P4DT5H30M1S</meta:editing-duration>
    <meta:editing-cycles>581</meta:editing-cycles>
    <meta:document-statistic meta:table-count="1" meta:image-count="0" meta:object-count="0" meta:page-count="8" meta:paragraph-count="220" meta:word-count="2302" meta:character-count="14541" meta:non-whitespace-character-count="12536"/>
  </office:meta>
</office:document-meta>
</file>